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lef" svg:font-family="Alef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rl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lon</text:p>
          </table:table-cell>
          <table:table-cell office:value-type="string" calcext:value-type="string">
            <text:p>lat</text:p>
          </table:table-cell>
          <table:table-cell table:style-name="Default" office:value-type="string" calcext:value-type="string">
            <text:p>datetime</text:p>
          </table:table-cell>
          <table:table-cell office:value-type="string" calcext:value-type="string">
            <text:p>value1</text:p>
          </table:table-cell>
          <table:table-cell office:value-type="string" calcext:value-type="string">
            <text:p>value2</text:p>
          </table:table-cell>
          <table:table-cell office:value-type="string" calcext:value-type="string">
            <text:p>value3</text:p>
          </table:table-cell>
          <table:table-cell office:value-type="string" calcext:value-type="string">
            <text:p>value4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33" calcext:value-type="float">
            <text:p>33</text:p>
          </table:table-cell>
          <table:table-cell office:value-type="date" office:date-value="2019-02-01T01:00:00" calcext:value-type="date">
            <text:p>01/02/19 01:00</text:p>
          </table:table-cell>
          <table:table-cell table:formula="of:=1+RANDBETWEEN(0; 5)/RANDBETWEEN(1; 100)" office:value-type="float" office:value="1.16666666666667" calcext:value-type="float">
            <text:p>1.16666666666667</text:p>
          </table:table-cell>
          <table:table-cell table:formula="of:=2+RANDBETWEEN(0; 5)/RANDBETWEEN(1; 100)" office:value-type="float" office:value="2.5" calcext:value-type="float">
            <text:p>2.5</text:p>
          </table:table-cell>
          <table:table-cell table:formula="of:=3+RANDBETWEEN(0; 5)/RANDBETWEEN(1; 100)" office:value-type="float" office:value="3.0126582278481" calcext:value-type="float">
            <text:p>3.0126582278481</text:p>
          </table:table-cell>
          <table:table-cell table:formula="of:=4+RANDBETWEEN(0; 5)/RANDBETWEEN(1; 100)" office:value-type="float" office:value="4.04761904761905" calcext:value-type="float">
            <text:p>4.04761904761905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33.1" calcext:value-type="float">
            <text:p>33.1</text:p>
          </table:table-cell>
          <table:table-cell office:value-type="date" office:date-value="2019-02-02T01:30:00" calcext:value-type="date">
            <text:p>02/02/19 01:30</text:p>
          </table:table-cell>
          <table:table-cell table:formula="of:=1+RANDBETWEEN(0; 5)/RANDBETWEEN(1; 100)" office:value-type="float" office:value="1.0188679245283" calcext:value-type="float">
            <text:p>1.0188679245283</text:p>
          </table:table-cell>
          <table:table-cell table:formula="of:=2+RANDBETWEEN(0; 5)/RANDBETWEEN(1; 100)" office:value-type="float" office:value="2.03614457831325" calcext:value-type="float">
            <text:p>2.03614457831325</text:p>
          </table:table-cell>
          <table:table-cell table:formula="of:=3+RANDBETWEEN(0; 5)/RANDBETWEEN(1; 100)" office:value-type="float" office:value="3.0253164556962" calcext:value-type="float">
            <text:p>3.0253164556962</text:p>
          </table:table-cell>
          <table:table-cell table:formula="of:=4+RANDBETWEEN(0; 5)/RANDBETWEEN(1; 100)" office:value-type="float" office:value="4.08" calcext:value-type="float">
            <text:p>4.08</text:p>
          </table:table-cell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33.2" calcext:value-type="float">
            <text:p>33.2</text:p>
          </table:table-cell>
          <table:table-cell office:value-type="date" office:date-value="2019-02-03T02:00:00" calcext:value-type="date">
            <text:p>03/02/19 02:00</text:p>
          </table:table-cell>
          <table:table-cell table:formula="of:=1+RANDBETWEEN(0; 5)/RANDBETWEEN(1; 100)" office:value-type="float" office:value="1.20833333333333" calcext:value-type="float">
            <text:p>1.20833333333333</text:p>
          </table:table-cell>
          <table:table-cell table:formula="of:=2+RANDBETWEEN(0; 5)/RANDBETWEEN(1; 100)" office:value-type="float" office:value="2.11428571428571" calcext:value-type="float">
            <text:p>2.11428571428571</text:p>
          </table:table-cell>
          <table:table-cell table:formula="of:=3+RANDBETWEEN(0; 5)/RANDBETWEEN(1; 100)" office:value-type="float" office:value="3" calcext:value-type="float">
            <text:p>3</text:p>
          </table:table-cell>
          <table:table-cell table:formula="of:=4+RANDBETWEEN(0; 5)/RANDBETWEEN(1; 100)" office:value-type="float" office:value="4.07692307692308" calcext:value-type="float">
            <text:p>4.07692307692308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33.3" calcext:value-type="float">
            <text:p>33.3</text:p>
          </table:table-cell>
          <table:table-cell office:value-type="date" office:date-value="2019-02-04T02:30:00" calcext:value-type="date">
            <text:p>04/02/19 02:30</text:p>
          </table:table-cell>
          <table:table-cell table:formula="of:=1+RANDBETWEEN(0; 5)/RANDBETWEEN(1; 100)" office:value-type="float" office:value="1.03409090909091" calcext:value-type="float">
            <text:p>1.03409090909091</text:p>
          </table:table-cell>
          <table:table-cell table:formula="of:=2+RANDBETWEEN(0; 5)/RANDBETWEEN(1; 100)" office:value-type="float" office:value="2" calcext:value-type="float">
            <text:p>2</text:p>
          </table:table-cell>
          <table:table-cell table:formula="of:=3+RANDBETWEEN(0; 5)/RANDBETWEEN(1; 100)" office:value-type="float" office:value="3.04819277108434" calcext:value-type="float">
            <text:p>3.04819277108434</text:p>
          </table:table-cell>
          <table:table-cell table:formula="of:=4+RANDBETWEEN(0; 5)/RANDBETWEEN(1; 100)" office:value-type="float" office:value="4.02857142857143" calcext:value-type="float">
            <text:p>4.02857142857143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33.4" calcext:value-type="float">
            <text:p>33.4</text:p>
          </table:table-cell>
          <table:table-cell office:value-type="date" office:date-value="2019-02-05T03:00:00" calcext:value-type="date">
            <text:p>05/02/19 03:00</text:p>
          </table:table-cell>
          <table:table-cell table:formula="of:=1+RANDBETWEEN(0; 5)/RANDBETWEEN(1; 100)" office:value-type="float" office:value="1.01111111111111" calcext:value-type="float">
            <text:p>1.01111111111111</text:p>
          </table:table-cell>
          <table:table-cell table:formula="of:=2+RANDBETWEEN(0; 5)/RANDBETWEEN(1; 100)" office:value-type="float" office:value="2.14285714285714" calcext:value-type="float">
            <text:p>2.14285714285714</text:p>
          </table:table-cell>
          <table:table-cell table:formula="of:=3+RANDBETWEEN(0; 5)/RANDBETWEEN(1; 100)" office:value-type="float" office:value="3.02469135802469" calcext:value-type="float">
            <text:p>3.02469135802469</text:p>
          </table:table-cell>
          <table:table-cell table:formula="of:=4+RANDBETWEEN(0; 5)/RANDBETWEEN(1; 100)" office:value-type="float" office:value="4.06451612903226" calcext:value-type="float">
            <text:p>4.06451612903226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33.5" calcext:value-type="float">
            <text:p>33.5</text:p>
          </table:table-cell>
          <table:table-cell office:value-type="date" office:date-value="2019-02-06T03:30:00" calcext:value-type="date">
            <text:p>06/02/19 03:30</text:p>
          </table:table-cell>
          <table:table-cell table:formula="of:=1+RANDBETWEEN(0; 5)/RANDBETWEEN(1; 100)" office:value-type="float" office:value="1.02" calcext:value-type="float">
            <text:p>1.02</text:p>
          </table:table-cell>
          <table:table-cell table:formula="of:=2+RANDBETWEEN(0; 5)/RANDBETWEEN(1; 100)" office:value-type="float" office:value="2" calcext:value-type="float">
            <text:p>2</text:p>
          </table:table-cell>
          <table:table-cell table:formula="of:=3+RANDBETWEEN(0; 5)/RANDBETWEEN(1; 100)" office:value-type="float" office:value="3.01470588235294" calcext:value-type="float">
            <text:p>3.01470588235294</text:p>
          </table:table-cell>
          <table:table-cell table:formula="of:=4+RANDBETWEEN(0; 5)/RANDBETWEEN(1; 100)" office:value-type="float" office:value="4.03508771929825" calcext:value-type="float">
            <text:p>4.03508771929825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33.6" calcext:value-type="float">
            <text:p>33.6</text:p>
          </table:table-cell>
          <table:table-cell office:value-type="date" office:date-value="2019-02-07T04:00:00" calcext:value-type="date">
            <text:p>07/02/19 04:00</text:p>
          </table:table-cell>
          <table:table-cell table:formula="of:=1+RANDBETWEEN(0; 5)/RANDBETWEEN(1; 100)" office:value-type="float" office:value="1.03529411764706" calcext:value-type="float">
            <text:p>1.03529411764706</text:p>
          </table:table-cell>
          <table:table-cell table:formula="of:=2+RANDBETWEEN(0; 5)/RANDBETWEEN(1; 100)" office:value-type="float" office:value="2.04761904761905" calcext:value-type="float">
            <text:p>2.04761904761905</text:p>
          </table:table-cell>
          <table:table-cell table:formula="of:=3+RANDBETWEEN(0; 5)/RANDBETWEEN(1; 100)" office:value-type="float" office:value="3.04285714285714" calcext:value-type="float">
            <text:p>3.04285714285714</text:p>
          </table:table-cell>
          <table:table-cell table:formula="of:=4+RANDBETWEEN(0; 5)/RANDBETWEEN(1; 100)" office:value-type="float" office:value="4.10810810810811" calcext:value-type="float">
            <text:p>4.10810810810811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33.7" calcext:value-type="float">
            <text:p>33.7</text:p>
          </table:table-cell>
          <table:table-cell office:value-type="date" office:date-value="2019-02-08T04:30:00" calcext:value-type="date">
            <text:p>08/02/19 04:30</text:p>
          </table:table-cell>
          <table:table-cell table:formula="of:=1+RANDBETWEEN(0; 5)/RANDBETWEEN(1; 100)" office:value-type="float" office:value="1.08510638297872" calcext:value-type="float">
            <text:p>1.08510638297872</text:p>
          </table:table-cell>
          <table:table-cell table:formula="of:=2+RANDBETWEEN(0; 5)/RANDBETWEEN(1; 100)" office:value-type="float" office:value="2.125" calcext:value-type="float">
            <text:p>2.125</text:p>
          </table:table-cell>
          <table:table-cell table:formula="of:=3+RANDBETWEEN(0; 5)/RANDBETWEEN(1; 100)" office:value-type="float" office:value="3.01369863013699" calcext:value-type="float">
            <text:p>3.01369863013699</text:p>
          </table:table-cell>
          <table:table-cell table:formula="of:=4+RANDBETWEEN(0; 5)/RANDBETWEEN(1; 100)"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33.8" calcext:value-type="float">
            <text:p>33.8</text:p>
          </table:table-cell>
          <table:table-cell office:value-type="date" office:date-value="2019-02-09T05:00:00" calcext:value-type="date">
            <text:p>09/02/19 05:00</text:p>
          </table:table-cell>
          <table:table-cell table:formula="of:=1+RANDBETWEEN(0; 5)/RANDBETWEEN(1; 100)" office:value-type="float" office:value="1.2" calcext:value-type="float">
            <text:p>1.2</text:p>
          </table:table-cell>
          <table:table-cell table:formula="of:=2+RANDBETWEEN(0; 5)/RANDBETWEEN(1; 100)" office:value-type="float" office:value="2.02898550724638" calcext:value-type="float">
            <text:p>2.02898550724638</text:p>
          </table:table-cell>
          <table:table-cell table:formula="of:=3+RANDBETWEEN(0; 5)/RANDBETWEEN(1; 100)" office:value-type="float" office:value="3.06896551724138" calcext:value-type="float">
            <text:p>3.06896551724138</text:p>
          </table:table-cell>
          <table:table-cell table:formula="of:=4+RANDBETWEEN(0; 5)/RANDBETWEEN(1; 100)" office:value-type="float" office:value="4.07142857142857" calcext:value-type="float">
            <text:p>4.0714285714285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.9" calcext:value-type="float">
            <text:p>33.9</text:p>
          </table:table-cell>
          <table:table-cell office:value-type="date" office:date-value="2019-02-10T05:30:00" calcext:value-type="date">
            <text:p>10/02/19 05:30</text:p>
          </table:table-cell>
          <table:table-cell table:formula="of:=1+RANDBETWEEN(0; 5)/RANDBETWEEN(1; 100)" office:value-type="float" office:value="1.04255319148936" calcext:value-type="float">
            <text:p>1.04255319148936</text:p>
          </table:table-cell>
          <table:table-cell table:formula="of:=2+RANDBETWEEN(0; 5)/RANDBETWEEN(1; 100)" office:value-type="float" office:value="2" calcext:value-type="float">
            <text:p>2</text:p>
          </table:table-cell>
          <table:table-cell table:formula="of:=3+RANDBETWEEN(0; 5)/RANDBETWEEN(1; 100)" office:value-type="float" office:value="3.05882352941176" calcext:value-type="float">
            <text:p>3.05882352941176</text:p>
          </table:table-cell>
          <table:table-cell table:formula="of:=4+RANDBETWEEN(0; 5)/RANDBETWEEN(1; 100)"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34" calcext:value-type="float">
            <text:p>34</text:p>
          </table:table-cell>
          <table:table-cell office:value-type="date" office:date-value="2019-02-11T06:00:00" calcext:value-type="date">
            <text:p>11/02/19 06:00</text:p>
          </table:table-cell>
          <table:table-cell table:formula="of:=1+RANDBETWEEN(0; 5)/RANDBETWEEN(1; 100)" office:value-type="float" office:value="1" calcext:value-type="float">
            <text:p>1</text:p>
          </table:table-cell>
          <table:table-cell table:formula="of:=2+RANDBETWEEN(0; 5)/RANDBETWEEN(1; 100)" office:value-type="float" office:value="2.02197802197802" calcext:value-type="float">
            <text:p>2.02197802197802</text:p>
          </table:table-cell>
          <table:table-cell table:formula="of:=3+RANDBETWEEN(0; 5)/RANDBETWEEN(1; 100)" office:value-type="float" office:value="3.04477611940298" calcext:value-type="float">
            <text:p>3.04477611940298</text:p>
          </table:table-cell>
          <table:table-cell table:formula="of:=4+RANDBETWEEN(0; 5)/RANDBETWEEN(1; 10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34.1" calcext:value-type="float">
            <text:p>34.1</text:p>
          </table:table-cell>
          <table:table-cell office:value-type="date" office:date-value="2019-02-12T06:30:00" calcext:value-type="date">
            <text:p>12/02/19 06:30</text:p>
          </table:table-cell>
          <table:table-cell table:formula="of:=1+RANDBETWEEN(0; 5)/RANDBETWEEN(1; 100)" office:value-type="float" office:value="1" calcext:value-type="float">
            <text:p>1</text:p>
          </table:table-cell>
          <table:table-cell table:formula="of:=2+RANDBETWEEN(0; 5)/RANDBETWEEN(1; 100)" office:value-type="float" office:value="2.06329113924051" calcext:value-type="float">
            <text:p>2.06329113924051</text:p>
          </table:table-cell>
          <table:table-cell table:formula="of:=3+RANDBETWEEN(0; 5)/RANDBETWEEN(1; 100)" office:value-type="float" office:value="3.01010101010101" calcext:value-type="float">
            <text:p>3.01010101010101</text:p>
          </table:table-cell>
          <table:table-cell table:formula="of:=4+RANDBETWEEN(0; 5)/RANDBETWEEN(1; 100)" office:value-type="float" office:value="4.22222222222222" calcext:value-type="float">
            <text:p>4.22222222222222</text:p>
          </table:table-cell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34.2" calcext:value-type="float">
            <text:p>34.2</text:p>
          </table:table-cell>
          <table:table-cell office:value-type="date" office:date-value="2019-02-13T07:00:00" calcext:value-type="date">
            <text:p>13/02/19 07:00</text:p>
          </table:table-cell>
          <table:table-cell table:formula="of:=1+RANDBETWEEN(0; 5)/RANDBETWEEN(1; 100)" office:value-type="float" office:value="1.05882352941176" calcext:value-type="float">
            <text:p>1.05882352941176</text:p>
          </table:table-cell>
          <table:table-cell table:formula="of:=2+RANDBETWEEN(0; 5)/RANDBETWEEN(1; 100)" office:value-type="float" office:value="2.10526315789474" calcext:value-type="float">
            <text:p>2.10526315789474</text:p>
          </table:table-cell>
          <table:table-cell table:formula="of:=3+RANDBETWEEN(0; 5)/RANDBETWEEN(1; 100)" office:value-type="float" office:value="3.02564102564103" calcext:value-type="float">
            <text:p>3.02564102564103</text:p>
          </table:table-cell>
          <table:table-cell table:formula="of:=4+RANDBETWEEN(0; 5)/RANDBETWEEN(1; 10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34.3" calcext:value-type="float">
            <text:p>34.3</text:p>
          </table:table-cell>
          <table:table-cell office:value-type="date" office:date-value="2019-02-14T07:30:00" calcext:value-type="date">
            <text:p>14/02/19 07:30</text:p>
          </table:table-cell>
          <table:table-cell table:formula="of:=1+RANDBETWEEN(0; 5)/RANDBETWEEN(1; 100)" office:value-type="float" office:value="1" calcext:value-type="float">
            <text:p>1</text:p>
          </table:table-cell>
          <table:table-cell table:formula="of:=2+RANDBETWEEN(0; 5)/RANDBETWEEN(1; 100)" office:value-type="float" office:value="2" calcext:value-type="float">
            <text:p>2</text:p>
          </table:table-cell>
          <table:table-cell table:formula="of:=3+RANDBETWEEN(0; 5)/RANDBETWEEN(1; 100)" office:value-type="float" office:value="3.04705882352941" calcext:value-type="float">
            <text:p>3.04705882352941</text:p>
          </table:table-cell>
          <table:table-cell table:formula="of:=4+RANDBETWEEN(0; 5)/RANDBETWEEN(1; 100)" office:value-type="float" office:value="4.12" calcext:value-type="float">
            <text:p>4.12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4.4" calcext:value-type="float">
            <text:p>34.4</text:p>
          </table:table-cell>
          <table:table-cell office:value-type="date" office:date-value="2019-02-15T08:00:00" calcext:value-type="date">
            <text:p>15/02/19 08:00</text:p>
          </table:table-cell>
          <table:table-cell table:formula="of:=1+RANDBETWEEN(0; 5)/RANDBETWEEN(1; 100)" office:value-type="float" office:value="1.05128205128205" calcext:value-type="float">
            <text:p>1.05128205128205</text:p>
          </table:table-cell>
          <table:table-cell table:formula="of:=2+RANDBETWEEN(0; 5)/RANDBETWEEN(1; 100)" office:value-type="float" office:value="2.11111111111111" calcext:value-type="float">
            <text:p>2.11111111111111</text:p>
          </table:table-cell>
          <table:table-cell table:formula="of:=3+RANDBETWEEN(0; 5)/RANDBETWEEN(1; 100)" office:value-type="float" office:value="3.04109589041096" calcext:value-type="float">
            <text:p>3.04109589041096</text:p>
          </table:table-cell>
          <table:table-cell table:formula="of:=4+RANDBETWEEN(0; 5)/RANDBETWEEN(1; 100)" office:value-type="float" office:value="4.11764705882353" calcext:value-type="float">
            <text:p>4.11764705882353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34.5" calcext:value-type="float">
            <text:p>34.5</text:p>
          </table:table-cell>
          <table:table-cell office:value-type="date" office:date-value="2019-02-16T08:30:00" calcext:value-type="date">
            <text:p>16/02/19 08:30</text:p>
          </table:table-cell>
          <table:table-cell table:formula="of:=1+RANDBETWEEN(0; 5)/RANDBETWEEN(1; 100)" office:value-type="float" office:value="1.04109589041096" calcext:value-type="float">
            <text:p>1.04109589041096</text:p>
          </table:table-cell>
          <table:table-cell table:formula="of:=2+RANDBETWEEN(0; 5)/RANDBETWEEN(1; 100)" office:value-type="float" office:value="2.01298701298701" calcext:value-type="float">
            <text:p>2.01298701298701</text:p>
          </table:table-cell>
          <table:table-cell table:formula="of:=3+RANDBETWEEN(0; 5)/RANDBETWEEN(1; 100)" office:value-type="float" office:value="3.11627906976744" calcext:value-type="float">
            <text:p>3.11627906976744</text:p>
          </table:table-cell>
          <table:table-cell table:formula="of:=4+RANDBETWEEN(0; 5)/RANDBETWEEN(1; 10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34.6" calcext:value-type="float">
            <text:p>34.6</text:p>
          </table:table-cell>
          <table:table-cell office:value-type="date" office:date-value="2019-02-17T09:00:00" calcext:value-type="date">
            <text:p>17/02/19 09:00</text:p>
          </table:table-cell>
          <table:table-cell table:formula="of:=1+RANDBETWEEN(0; 5)/RANDBETWEEN(1; 100)" office:value-type="float" office:value="1.03571428571429" calcext:value-type="float">
            <text:p>1.03571428571429</text:p>
          </table:table-cell>
          <table:table-cell table:formula="of:=2+RANDBETWEEN(0; 5)/RANDBETWEEN(1; 100)" office:value-type="float" office:value="2.09756097560976" calcext:value-type="float">
            <text:p>2.09756097560976</text:p>
          </table:table-cell>
          <table:table-cell table:formula="of:=3+RANDBETWEEN(0; 5)/RANDBETWEEN(1; 100)" office:value-type="float" office:value="3.17857142857143" calcext:value-type="float">
            <text:p>3.17857142857143</text:p>
          </table:table-cell>
          <table:table-cell table:formula="of:=4+RANDBETWEEN(0; 5)/RANDBETWEEN(1; 100)" office:value-type="float" office:value="4.13333333333333" calcext:value-type="float">
            <text:p>4.13333333333333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34.7" calcext:value-type="float">
            <text:p>34.7</text:p>
          </table:table-cell>
          <table:table-cell office:value-type="date" office:date-value="2019-02-18T09:30:00" calcext:value-type="date">
            <text:p>18/02/19 09:30</text:p>
          </table:table-cell>
          <table:table-cell table:formula="of:=1+RANDBETWEEN(0; 5)/RANDBETWEEN(1; 100)" office:value-type="float" office:value="1" calcext:value-type="float">
            <text:p>1</text:p>
          </table:table-cell>
          <table:table-cell table:formula="of:=2+RANDBETWEEN(0; 5)/RANDBETWEEN(1; 100)" office:value-type="float" office:value="2.04301075268817" calcext:value-type="float">
            <text:p>2.04301075268817</text:p>
          </table:table-cell>
          <table:table-cell table:formula="of:=3+RANDBETWEEN(0; 5)/RANDBETWEEN(1; 100)" office:value-type="float" office:value="3.2" calcext:value-type="float">
            <text:p>3.2</text:p>
          </table:table-cell>
          <table:table-cell table:formula="of:=4+RANDBETWEEN(0; 5)/RANDBETWEEN(1; 100)" office:value-type="float" office:value="4.09090909090909" calcext:value-type="float">
            <text:p>4.09090909090909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34.8" calcext:value-type="float">
            <text:p>34.8</text:p>
          </table:table-cell>
          <table:table-cell office:value-type="date" office:date-value="2019-02-19T10:00:00" calcext:value-type="date">
            <text:p>19/02/19 10:00</text:p>
          </table:table-cell>
          <table:table-cell table:formula="of:=1+RANDBETWEEN(0; 5)/RANDBETWEEN(1; 100)" office:value-type="float" office:value="1.06666666666667" calcext:value-type="float">
            <text:p>1.06666666666667</text:p>
          </table:table-cell>
          <table:table-cell table:formula="of:=2+RANDBETWEEN(0; 5)/RANDBETWEEN(1; 100)" office:value-type="float" office:value="2.05263157894737" calcext:value-type="float">
            <text:p>2.05263157894737</text:p>
          </table:table-cell>
          <table:table-cell table:formula="of:=3+RANDBETWEEN(0; 5)/RANDBETWEEN(1; 100)" office:value-type="float" office:value="3.2" calcext:value-type="float">
            <text:p>3.2</text:p>
          </table:table-cell>
          <table:table-cell table:formula="of:=4+RANDBETWEEN(0; 5)/RANDBETWEEN(1; 100)" office:value-type="float" office:value="4.07462686567164" calcext:value-type="float">
            <text:p>4.0746268656716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.9" calcext:value-type="float">
            <text:p>34.9</text:p>
          </table:table-cell>
          <table:table-cell office:value-type="date" office:date-value="2019-02-20T10:30:00" calcext:value-type="date">
            <text:p>20/02/19 10:30</text:p>
          </table:table-cell>
          <table:table-cell table:formula="of:=1+RANDBETWEEN(0; 5)/RANDBETWEEN(1; 100)" office:value-type="float" office:value="1.08333333333333" calcext:value-type="float">
            <text:p>1.08333333333333</text:p>
          </table:table-cell>
          <table:table-cell table:formula="of:=2+RANDBETWEEN(0; 5)/RANDBETWEEN(1; 100)" office:value-type="float" office:value="2.18181818181818" calcext:value-type="float">
            <text:p>2.18181818181818</text:p>
          </table:table-cell>
          <table:table-cell table:formula="of:=3+RANDBETWEEN(0; 5)/RANDBETWEEN(1; 100)" office:value-type="float" office:value="3" calcext:value-type="float">
            <text:p>3</text:p>
          </table:table-cell>
          <table:table-cell table:formula="of:=4+RANDBETWEEN(0; 5)/RANDBETWEEN(1; 100)" office:value-type="float" office:value="4.29411764705882" calcext:value-type="float">
            <text:p>4.29411764705882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35" calcext:value-type="float">
            <text:p>35</text:p>
          </table:table-cell>
          <table:table-cell office:value-type="date" office:date-value="2019-02-21T11:00:00" calcext:value-type="date">
            <text:p>21/02/19 11:00</text:p>
          </table:table-cell>
          <table:table-cell table:formula="of:=1+RANDBETWEEN(0; 5)/RANDBETWEEN(1; 100)" office:value-type="float" office:value="1.04444444444444" calcext:value-type="float">
            <text:p>1.04444444444444</text:p>
          </table:table-cell>
          <table:table-cell table:formula="of:=2+RANDBETWEEN(0; 5)/RANDBETWEEN(1; 100)" office:value-type="float" office:value="2.05454545454545" calcext:value-type="float">
            <text:p>2.05454545454545</text:p>
          </table:table-cell>
          <table:table-cell table:formula="of:=3+RANDBETWEEN(0; 5)/RANDBETWEEN(1; 100)" office:value-type="float" office:value="3.04166666666667" calcext:value-type="float">
            <text:p>3.04166666666667</text:p>
          </table:table-cell>
          <table:table-cell table:formula="of:=4+RANDBETWEEN(0; 5)/RANDBETWEEN(1; 100)"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35.1" calcext:value-type="float">
            <text:p>35.1</text:p>
          </table:table-cell>
          <table:table-cell office:value-type="date" office:date-value="2019-02-22T11:30:00" calcext:value-type="date">
            <text:p>22/02/19 11:30</text:p>
          </table:table-cell>
          <table:table-cell table:formula="of:=1+RANDBETWEEN(0; 5)/RANDBETWEEN(1; 100)" office:value-type="float" office:value="1.03614457831325" calcext:value-type="float">
            <text:p>1.03614457831325</text:p>
          </table:table-cell>
          <table:table-cell table:formula="of:=2+RANDBETWEEN(0; 5)/RANDBETWEEN(1; 100)" office:value-type="float" office:value="2.0625" calcext:value-type="float">
            <text:p>2.0625</text:p>
          </table:table-cell>
          <table:table-cell table:formula="of:=3+RANDBETWEEN(0; 5)/RANDBETWEEN(1; 100)" office:value-type="float" office:value="3.14814814814815" calcext:value-type="float">
            <text:p>3.14814814814815</text:p>
          </table:table-cell>
          <table:table-cell table:formula="of:=4+RANDBETWEEN(0; 5)/RANDBETWEEN(1; 100)" office:value-type="float" office:value="4.01408450704225" calcext:value-type="float">
            <text:p>4.01408450704225</text:p>
          </table:table-cell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35.2" calcext:value-type="float">
            <text:p>35.2</text:p>
          </table:table-cell>
          <table:table-cell office:value-type="date" office:date-value="2019-02-23T12:00:00" calcext:value-type="date">
            <text:p>23/02/19 12:00</text:p>
          </table:table-cell>
          <table:table-cell table:formula="of:=1+RANDBETWEEN(0; 5)/RANDBETWEEN(1; 100)" office:value-type="float" office:value="1.625" calcext:value-type="float">
            <text:p>1.625</text:p>
          </table:table-cell>
          <table:table-cell table:formula="of:=2+RANDBETWEEN(0; 5)/RANDBETWEEN(1; 100)" office:value-type="float" office:value="2" calcext:value-type="float">
            <text:p>2</text:p>
          </table:table-cell>
          <table:table-cell table:formula="of:=3+RANDBETWEEN(0; 5)/RANDBETWEEN(1; 100)" office:value-type="float" office:value="3.125" calcext:value-type="float">
            <text:p>3.125</text:p>
          </table:table-cell>
          <table:table-cell table:formula="of:=4+RANDBETWEEN(0; 5)/RANDBETWEEN(1; 100)" office:value-type="float" office:value="4.0327868852459" calcext:value-type="float">
            <text:p>4.0327868852459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35.3" calcext:value-type="float">
            <text:p>35.3</text:p>
          </table:table-cell>
          <table:table-cell office:value-type="date" office:date-value="2019-02-24T12:30:00" calcext:value-type="date">
            <text:p>24/02/19 12:30</text:p>
          </table:table-cell>
          <table:table-cell table:formula="of:=1+RANDBETWEEN(0; 5)/RANDBETWEEN(1; 100)" office:value-type="float" office:value="1" calcext:value-type="float">
            <text:p>1</text:p>
          </table:table-cell>
          <table:table-cell table:formula="of:=2+RANDBETWEEN(0; 5)/RANDBETWEEN(1; 100)" office:value-type="float" office:value="3.33333333333333" calcext:value-type="float">
            <text:p>3.33333333333333</text:p>
          </table:table-cell>
          <table:table-cell table:formula="of:=3+RANDBETWEEN(0; 5)/RANDBETWEEN(1; 100)" office:value-type="float" office:value="3.07692307692308" calcext:value-type="float">
            <text:p>3.07692307692308</text:p>
          </table:table-cell>
          <table:table-cell table:formula="of:=4+RANDBETWEEN(0; 5)/RANDBETWEEN(1; 100)" office:value-type="float" office:value="4.02857142857143" calcext:value-type="float">
            <text:p>4.02857142857143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5.4" calcext:value-type="float">
            <text:p>35.4</text:p>
          </table:table-cell>
          <table:table-cell office:value-type="date" office:date-value="2019-02-25T13:00:00" calcext:value-type="date">
            <text:p>25/02/19 13:00</text:p>
          </table:table-cell>
          <table:table-cell table:formula="of:=1+RANDBETWEEN(0; 5)/RANDBETWEEN(1; 100)" office:value-type="float" office:value="1.25" calcext:value-type="float">
            <text:p>1.25</text:p>
          </table:table-cell>
          <table:table-cell table:formula="of:=2+RANDBETWEEN(0; 5)/RANDBETWEEN(1; 100)" office:value-type="float" office:value="2.04545454545455" calcext:value-type="float">
            <text:p>2.04545454545455</text:p>
          </table:table-cell>
          <table:table-cell table:formula="of:=3+RANDBETWEEN(0; 5)/RANDBETWEEN(1; 100)" office:value-type="float" office:value="3.08" calcext:value-type="float">
            <text:p>3.08</text:p>
          </table:table-cell>
          <table:table-cell table:formula="of:=4+RANDBETWEEN(0; 5)/RANDBETWEEN(1; 100)" office:value-type="float" office:value="4.07352941176471" calcext:value-type="float">
            <text:p>4.07352941176471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5.5" calcext:value-type="float">
            <text:p>35.5</text:p>
          </table:table-cell>
          <table:table-cell office:value-type="date" office:date-value="2019-02-26T13:30:00" calcext:value-type="date">
            <text:p>26/02/19 13:30</text:p>
          </table:table-cell>
          <table:table-cell table:formula="of:=1+RANDBETWEEN(0; 5)/RANDBETWEEN(1; 100)" office:value-type="float" office:value="1" calcext:value-type="float">
            <text:p>1</text:p>
          </table:table-cell>
          <table:table-cell table:formula="of:=2+RANDBETWEEN(0; 5)/RANDBETWEEN(1; 100)" office:value-type="float" office:value="2.07692307692308" calcext:value-type="float">
            <text:p>2.07692307692308</text:p>
          </table:table-cell>
          <table:table-cell table:formula="of:=3+RANDBETWEEN(0; 5)/RANDBETWEEN(1; 100)" office:value-type="float" office:value="3.03333333333333" calcext:value-type="float">
            <text:p>3.03333333333333</text:p>
          </table:table-cell>
          <table:table-cell table:formula="of:=4+RANDBETWEEN(0; 5)/RANDBETWEEN(1; 100)" office:value-type="float" office:value="4.375" calcext:value-type="float">
            <text:p>4.375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35.6" calcext:value-type="float">
            <text:p>35.6</text:p>
          </table:table-cell>
          <table:table-cell office:value-type="date" office:date-value="2019-02-27T14:00:00" calcext:value-type="date">
            <text:p>27/02/19 14:00</text:p>
          </table:table-cell>
          <table:table-cell table:formula="of:=1+RANDBETWEEN(0; 5)/RANDBETWEEN(1; 100)" office:value-type="float" office:value="1" calcext:value-type="float">
            <text:p>1</text:p>
          </table:table-cell>
          <table:table-cell table:formula="of:=2+RANDBETWEEN(0; 5)/RANDBETWEEN(1; 100)" office:value-type="float" office:value="2.06451612903226" calcext:value-type="float">
            <text:p>2.06451612903226</text:p>
          </table:table-cell>
          <table:table-cell table:formula="of:=3+RANDBETWEEN(0; 5)/RANDBETWEEN(1; 100)" office:value-type="float" office:value="3.1875" calcext:value-type="float">
            <text:p>3.1875</text:p>
          </table:table-cell>
          <table:table-cell table:formula="of:=4+RANDBETWEEN(0; 5)/RANDBETWEEN(1; 100)" office:value-type="float" office:value="4.11111111111111" calcext:value-type="float">
            <text:p>4.11111111111111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35.7" calcext:value-type="float">
            <text:p>35.7</text:p>
          </table:table-cell>
          <table:table-cell office:value-type="date" office:date-value="2019-02-28T14:30:00" calcext:value-type="date">
            <text:p>28/02/19 14:30</text:p>
          </table:table-cell>
          <table:table-cell table:formula="of:=1+RANDBETWEEN(0; 5)/RANDBETWEEN(1; 100)" office:value-type="float" office:value="1.125" calcext:value-type="float">
            <text:p>1.125</text:p>
          </table:table-cell>
          <table:table-cell table:formula="of:=2+RANDBETWEEN(0; 5)/RANDBETWEEN(1; 100)" office:value-type="float" office:value="2.33333333333333" calcext:value-type="float">
            <text:p>2.33333333333333</text:p>
          </table:table-cell>
          <table:table-cell table:formula="of:=3+RANDBETWEEN(0; 5)/RANDBETWEEN(1; 100)" office:value-type="float" office:value="3.04210526315789" calcext:value-type="float">
            <text:p>3.04210526315789</text:p>
          </table:table-cell>
          <table:table-cell table:formula="of:=4+RANDBETWEEN(0; 5)/RANDBETWEEN(1; 100)" office:value-type="float" office:value="4.02564102564103" calcext:value-type="float">
            <text:p>4.02564102564103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35.8" calcext:value-type="float">
            <text:p>35.8</text:p>
          </table:table-cell>
          <table:table-cell office:value-type="date" office:date-value="2019-03-01T15:00:00" calcext:value-type="date">
            <text:p>01/03/19 15:00</text:p>
          </table:table-cell>
          <table:table-cell table:formula="of:=1+RANDBETWEEN(0; 5)/RANDBETWEEN(1; 100)" office:value-type="float" office:value="1.09677419354839" calcext:value-type="float">
            <text:p>1.09677419354839</text:p>
          </table:table-cell>
          <table:table-cell table:formula="of:=2+RANDBETWEEN(0; 5)/RANDBETWEEN(1; 100)" office:value-type="float" office:value="2.02469135802469" calcext:value-type="float">
            <text:p>2.02469135802469</text:p>
          </table:table-cell>
          <table:table-cell table:formula="of:=3+RANDBETWEEN(0; 5)/RANDBETWEEN(1; 100)" office:value-type="float" office:value="4" calcext:value-type="float">
            <text:p>4</text:p>
          </table:table-cell>
          <table:table-cell table:formula="of:=4+RANDBETWEEN(0; 5)/RANDBETWEEN(1; 100)" office:value-type="float" office:value="4.16129032258065" calcext:value-type="float">
            <text:p>4.1612903225806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.9" calcext:value-type="float">
            <text:p>35.9</text:p>
          </table:table-cell>
          <table:table-cell office:value-type="date" office:date-value="2019-03-02T15:30:00" calcext:value-type="date">
            <text:p>02/03/19 15:30</text:p>
          </table:table-cell>
          <table:table-cell table:formula="of:=1+RANDBETWEEN(0; 5)/RANDBETWEEN(1; 100)" office:value-type="float" office:value="1.06329113924051" calcext:value-type="float">
            <text:p>1.06329113924051</text:p>
          </table:table-cell>
          <table:table-cell table:formula="of:=2+RANDBETWEEN(0; 5)/RANDBETWEEN(1; 100)" office:value-type="float" office:value="2" calcext:value-type="float">
            <text:p>2</text:p>
          </table:table-cell>
          <table:table-cell table:formula="of:=3+RANDBETWEEN(0; 5)/RANDBETWEEN(1; 100)" office:value-type="float" office:value="3.03174603174603" calcext:value-type="float">
            <text:p>3.03174603174603</text:p>
          </table:table-cell>
          <table:table-cell table:formula="of:=4+RANDBETWEEN(0; 5)/RANDBETWEEN(1; 100)" office:value-type="float" office:value="4.02222222222222" calcext:value-type="float">
            <text:p>4.02222222222222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36" calcext:value-type="float">
            <text:p>36</text:p>
          </table:table-cell>
          <table:table-cell office:value-type="date" office:date-value="2019-03-03T16:00:00" calcext:value-type="date">
            <text:p>03/03/19 16:00</text:p>
          </table:table-cell>
          <table:table-cell table:formula="of:=1+RANDBETWEEN(0; 5)/RANDBETWEEN(1; 100)" office:value-type="float" office:value="1.04054054054054" calcext:value-type="float">
            <text:p>1.04054054054054</text:p>
          </table:table-cell>
          <table:table-cell table:formula="of:=2+RANDBETWEEN(0; 5)/RANDBETWEEN(1; 100)" office:value-type="float" office:value="2" calcext:value-type="float">
            <text:p>2</text:p>
          </table:table-cell>
          <table:table-cell table:formula="of:=3+RANDBETWEEN(0; 5)/RANDBETWEEN(1; 100)" office:value-type="float" office:value="3.04545454545455" calcext:value-type="float">
            <text:p>3.04545454545455</text:p>
          </table:table-cell>
          <table:table-cell table:formula="of:=4+RANDBETWEEN(0; 5)/RANDBETWEEN(1; 100)" office:value-type="float" office:value="4.03529411764706" calcext:value-type="float">
            <text:p>4.03529411764706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36.1" calcext:value-type="float">
            <text:p>36.1</text:p>
          </table:table-cell>
          <table:table-cell office:value-type="date" office:date-value="2019-03-04T16:30:00" calcext:value-type="date">
            <text:p>04/03/19 16:30</text:p>
          </table:table-cell>
          <table:table-cell table:formula="of:=1+RANDBETWEEN(0; 5)/RANDBETWEEN(1; 100)" office:value-type="float" office:value="1.04761904761905" calcext:value-type="float">
            <text:p>1.04761904761905</text:p>
          </table:table-cell>
          <table:table-cell table:formula="of:=2+RANDBETWEEN(0; 5)/RANDBETWEEN(1; 100)" office:value-type="float" office:value="2" calcext:value-type="float">
            <text:p>2</text:p>
          </table:table-cell>
          <table:table-cell table:formula="of:=3+RANDBETWEEN(0; 5)/RANDBETWEEN(1; 100)" office:value-type="float" office:value="3" calcext:value-type="float">
            <text:p>3</text:p>
          </table:table-cell>
          <table:table-cell table:formula="of:=4+RANDBETWEEN(0; 5)/RANDBETWEEN(1; 100)" office:value-type="float" office:value="4.02985074626866" calcext:value-type="float">
            <text:p>4.02985074626866</text:p>
          </table:table-cell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36.2" calcext:value-type="float">
            <text:p>36.2</text:p>
          </table:table-cell>
          <table:table-cell office:value-type="date" office:date-value="2019-03-05T17:00:00" calcext:value-type="date">
            <text:p>05/03/19 17:00</text:p>
          </table:table-cell>
          <table:table-cell table:formula="of:=1+RANDBETWEEN(0; 5)/RANDBETWEEN(1; 100)" office:value-type="float" office:value="4" calcext:value-type="float">
            <text:p>4</text:p>
          </table:table-cell>
          <table:table-cell table:formula="of:=2+RANDBETWEEN(0; 5)/RANDBETWEEN(1; 100)" office:value-type="float" office:value="2.06172839506173" calcext:value-type="float">
            <text:p>2.06172839506173</text:p>
          </table:table-cell>
          <table:table-cell table:formula="of:=3+RANDBETWEEN(0; 5)/RANDBETWEEN(1; 100)" office:value-type="float" office:value="3" calcext:value-type="float">
            <text:p>3</text:p>
          </table:table-cell>
          <table:table-cell table:formula="of:=4+RANDBETWEEN(0; 5)/RANDBETWEEN(1; 100)" office:value-type="float" office:value="4.16129032258065" calcext:value-type="float">
            <text:p>4.16129032258065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36.3" calcext:value-type="float">
            <text:p>36.3</text:p>
          </table:table-cell>
          <table:table-cell office:value-type="date" office:date-value="2019-03-06T17:30:00" calcext:value-type="date">
            <text:p>06/03/19 17:30</text:p>
          </table:table-cell>
          <table:table-cell table:formula="of:=1+RANDBETWEEN(0; 5)/RANDBETWEEN(1; 100)" office:value-type="float" office:value="1.02127659574468" calcext:value-type="float">
            <text:p>1.02127659574468</text:p>
          </table:table-cell>
          <table:table-cell table:formula="of:=2+RANDBETWEEN(0; 5)/RANDBETWEEN(1; 100)" office:value-type="float" office:value="2.09302325581395" calcext:value-type="float">
            <text:p>2.09302325581395</text:p>
          </table:table-cell>
          <table:table-cell table:formula="of:=3+RANDBETWEEN(0; 5)/RANDBETWEEN(1; 100)" office:value-type="float" office:value="3.04918032786885" calcext:value-type="float">
            <text:p>3.04918032786885</text:p>
          </table:table-cell>
          <table:table-cell table:formula="of:=4+RANDBETWEEN(0; 5)/RANDBETWEEN(1; 100)" office:value-type="float" office:value="4.02150537634409" calcext:value-type="float">
            <text:p>4.02150537634409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6.4" calcext:value-type="float">
            <text:p>36.4</text:p>
          </table:table-cell>
          <table:table-cell office:value-type="date" office:date-value="2019-03-07T18:00:00" calcext:value-type="date">
            <text:p>07/03/19 18:00</text:p>
          </table:table-cell>
          <table:table-cell table:formula="of:=1+RANDBETWEEN(0; 5)/RANDBETWEEN(1; 100)" office:value-type="float" office:value="1" calcext:value-type="float">
            <text:p>1</text:p>
          </table:table-cell>
          <table:table-cell table:formula="of:=2+RANDBETWEEN(0; 5)/RANDBETWEEN(1; 100)" office:value-type="float" office:value="2.8" calcext:value-type="float">
            <text:p>2.8</text:p>
          </table:table-cell>
          <table:table-cell table:formula="of:=3+RANDBETWEEN(0; 5)/RANDBETWEEN(1; 100)" office:value-type="float" office:value="3.03846153846154" calcext:value-type="float">
            <text:p>3.03846153846154</text:p>
          </table:table-cell>
          <table:table-cell table:formula="of:=4+RANDBETWEEN(0; 5)/RANDBETWEEN(1; 10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36.5" calcext:value-type="float">
            <text:p>36.5</text:p>
          </table:table-cell>
          <table:table-cell office:value-type="date" office:date-value="2019-03-08T18:30:00" calcext:value-type="date">
            <text:p>08/03/19 18:30</text:p>
          </table:table-cell>
          <table:table-cell table:formula="of:=1+RANDBETWEEN(0; 5)/RANDBETWEEN(1; 100)" office:value-type="float" office:value="1.04395604395604" calcext:value-type="float">
            <text:p>1.04395604395604</text:p>
          </table:table-cell>
          <table:table-cell table:formula="of:=2+RANDBETWEEN(0; 5)/RANDBETWEEN(1; 100)" office:value-type="float" office:value="2" calcext:value-type="float">
            <text:p>2</text:p>
          </table:table-cell>
          <table:table-cell table:formula="of:=3+RANDBETWEEN(0; 5)/RANDBETWEEN(1; 100)" office:value-type="float" office:value="3" calcext:value-type="float">
            <text:p>3</text:p>
          </table:table-cell>
          <table:table-cell table:formula="of:=4+RANDBETWEEN(0; 5)/RANDBETWEEN(1; 100)" office:value-type="float" office:value="4.04597701149425" calcext:value-type="float">
            <text:p>4.04597701149425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36.6" calcext:value-type="float">
            <text:p>36.6</text:p>
          </table:table-cell>
          <table:table-cell office:value-type="date" office:date-value="2019-03-09T19:00:00" calcext:value-type="date">
            <text:p>09/03/19 19:00</text:p>
          </table:table-cell>
          <table:table-cell table:formula="of:=1+RANDBETWEEN(0; 5)/RANDBETWEEN(1; 100)" office:value-type="float" office:value="1.03174603174603" calcext:value-type="float">
            <text:p>1.03174603174603</text:p>
          </table:table-cell>
          <table:table-cell table:formula="of:=2+RANDBETWEEN(0; 5)/RANDBETWEEN(1; 100)" office:value-type="float" office:value="2.05172413793103" calcext:value-type="float">
            <text:p>2.05172413793103</text:p>
          </table:table-cell>
          <table:table-cell table:formula="of:=3+RANDBETWEEN(0; 5)/RANDBETWEEN(1; 100)" office:value-type="float" office:value="3.04285714285714" calcext:value-type="float">
            <text:p>3.04285714285714</text:p>
          </table:table-cell>
          <table:table-cell table:formula="of:=4+RANDBETWEEN(0; 5)/RANDBETWEEN(1; 10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36.7" calcext:value-type="float">
            <text:p>36.7</text:p>
          </table:table-cell>
          <table:table-cell office:value-type="date" office:date-value="2019-03-10T19:30:00" calcext:value-type="date">
            <text:p>10/03/19 19:30</text:p>
          </table:table-cell>
          <table:table-cell table:formula="of:=1+RANDBETWEEN(0; 5)/RANDBETWEEN(1; 100)" office:value-type="float" office:value="1.06976744186047" calcext:value-type="float">
            <text:p>1.06976744186047</text:p>
          </table:table-cell>
          <table:table-cell table:formula="of:=2+RANDBETWEEN(0; 5)/RANDBETWEEN(1; 100)" office:value-type="float" office:value="2.04301075268817" calcext:value-type="float">
            <text:p>2.04301075268817</text:p>
          </table:table-cell>
          <table:table-cell table:formula="of:=3+RANDBETWEEN(0; 5)/RANDBETWEEN(1; 100)" office:value-type="float" office:value="3.07017543859649" calcext:value-type="float">
            <text:p>3.07017543859649</text:p>
          </table:table-cell>
          <table:table-cell table:formula="of:=4+RANDBETWEEN(0; 5)/RANDBETWEEN(1; 100)" office:value-type="float" office:value="4.33333333333333" calcext:value-type="float">
            <text:p>4.33333333333333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36.8" calcext:value-type="float">
            <text:p>36.8</text:p>
          </table:table-cell>
          <table:table-cell office:value-type="date" office:date-value="2019-03-11T20:00:00" calcext:value-type="date">
            <text:p>11/03/19 20:00</text:p>
          </table:table-cell>
          <table:table-cell table:formula="of:=1+RANDBETWEEN(0; 5)/RANDBETWEEN(1; 100)" office:value-type="float" office:value="1.08695652173913" calcext:value-type="float">
            <text:p>1.08695652173913</text:p>
          </table:table-cell>
          <table:table-cell table:formula="of:=2+RANDBETWEEN(0; 5)/RANDBETWEEN(1; 100)" office:value-type="float" office:value="2" calcext:value-type="float">
            <text:p>2</text:p>
          </table:table-cell>
          <table:table-cell table:formula="of:=3+RANDBETWEEN(0; 5)/RANDBETWEEN(1; 100)" office:value-type="float" office:value="3.01041666666667" calcext:value-type="float">
            <text:p>3.01041666666667</text:p>
          </table:table-cell>
          <table:table-cell table:formula="of:=4+RANDBETWEEN(0; 5)/RANDBETWEEN(1; 100)" office:value-type="float" office:value="4.04477611940299" calcext:value-type="float">
            <text:p>4.0447761194029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.9" calcext:value-type="float">
            <text:p>36.9</text:p>
          </table:table-cell>
          <table:table-cell office:value-type="date" office:date-value="2019-03-12T20:30:00" calcext:value-type="date">
            <text:p>12/03/19 20:30</text:p>
          </table:table-cell>
          <table:table-cell table:formula="of:=1+RANDBETWEEN(0; 5)/RANDBETWEEN(1; 100)" office:value-type="float" office:value="1" calcext:value-type="float">
            <text:p>1</text:p>
          </table:table-cell>
          <table:table-cell table:formula="of:=2+RANDBETWEEN(0; 5)/RANDBETWEEN(1; 100)" office:value-type="float" office:value="2.71428571428571" calcext:value-type="float">
            <text:p>2.71428571428571</text:p>
          </table:table-cell>
          <table:table-cell table:formula="of:=3+RANDBETWEEN(0; 5)/RANDBETWEEN(1; 100)" office:value-type="float" office:value="3" calcext:value-type="float">
            <text:p>3</text:p>
          </table:table-cell>
          <table:table-cell table:formula="of:=4+RANDBETWEEN(0; 5)/RANDBETWEEN(1; 100)" office:value-type="float" office:value="4.02439024390244" calcext:value-type="float">
            <text:p>4.02439024390244</text:p>
          </table:table-cell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37" calcext:value-type="float">
            <text:p>37</text:p>
          </table:table-cell>
          <table:table-cell office:value-type="date" office:date-value="2019-03-13T21:00:00" calcext:value-type="date">
            <text:p>13/03/19 21:00</text:p>
          </table:table-cell>
          <table:table-cell table:formula="of:=1+RANDBETWEEN(0; 5)/RANDBETWEEN(1; 100)" office:value-type="float" office:value="1.07352941176471" calcext:value-type="float">
            <text:p>1.07352941176471</text:p>
          </table:table-cell>
          <table:table-cell table:formula="of:=2+RANDBETWEEN(0; 5)/RANDBETWEEN(1; 100)" office:value-type="float" office:value="2.07042253521127" calcext:value-type="float">
            <text:p>2.07042253521127</text:p>
          </table:table-cell>
          <table:table-cell table:formula="of:=3+RANDBETWEEN(0; 5)/RANDBETWEEN(1; 100)" office:value-type="float" office:value="3.03030303030303" calcext:value-type="float">
            <text:p>3.03030303030303</text:p>
          </table:table-cell>
          <table:table-cell table:formula="of:=4+RANDBETWEEN(0; 5)/RANDBETWEEN(1; 100)" office:value-type="float" office:value="4.13793103448276" calcext:value-type="float">
            <text:p>4.13793103448276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33" calcext:value-type="float">
            <text:p>33</text:p>
          </table:table-cell>
          <table:table-cell office:value-type="date" office:date-value="2019-03-14T21:30:00" calcext:value-type="date">
            <text:p>14/03/19 21:30</text:p>
          </table:table-cell>
          <table:table-cell table:formula="of:=1+RANDBETWEEN(0; 5)/RANDBETWEEN(1; 100)" office:value-type="float" office:value="1.01515151515152" calcext:value-type="float">
            <text:p>1.01515151515152</text:p>
          </table:table-cell>
          <table:table-cell table:formula="of:=2+RANDBETWEEN(0; 5)/RANDBETWEEN(1; 100)" office:value-type="float" office:value="2.09375" calcext:value-type="float">
            <text:p>2.09375</text:p>
          </table:table-cell>
          <table:table-cell table:formula="of:=3+RANDBETWEEN(0; 5)/RANDBETWEEN(1; 100)" office:value-type="float" office:value="3.06451612903226" calcext:value-type="float">
            <text:p>3.06451612903226</text:p>
          </table:table-cell>
          <table:table-cell table:formula="of:=4+RANDBETWEEN(0; 5)/RANDBETWEEN(1; 100)" office:value-type="float" office:value="4.66666666666667" calcext:value-type="float">
            <text:p>4.66666666666667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33.1" calcext:value-type="float">
            <text:p>33.1</text:p>
          </table:table-cell>
          <table:table-cell office:value-type="date" office:date-value="2019-03-15T22:00:00" calcext:value-type="date">
            <text:p>15/03/19 22:00</text:p>
          </table:table-cell>
          <table:table-cell table:formula="of:=1+RANDBETWEEN(0; 5)/RANDBETWEEN(1; 100)" office:value-type="float" office:value="1.04545454545455" calcext:value-type="float">
            <text:p>1.04545454545455</text:p>
          </table:table-cell>
          <table:table-cell table:formula="of:=2+RANDBETWEEN(0; 5)/RANDBETWEEN(1; 100)" office:value-type="float" office:value="2.07692307692308" calcext:value-type="float">
            <text:p>2.07692307692308</text:p>
          </table:table-cell>
          <table:table-cell table:formula="of:=3+RANDBETWEEN(0; 5)/RANDBETWEEN(1; 100)" office:value-type="float" office:value="3.15789473684211" calcext:value-type="float">
            <text:p>3.15789473684211</text:p>
          </table:table-cell>
          <table:table-cell table:formula="of:=4+RANDBETWEEN(0; 5)/RANDBETWEEN(1; 10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33.2" calcext:value-type="float">
            <text:p>33.2</text:p>
          </table:table-cell>
          <table:table-cell office:value-type="date" office:date-value="2019-03-16T22:30:00" calcext:value-type="date">
            <text:p>16/03/19 22:30</text:p>
          </table:table-cell>
          <table:table-cell table:formula="of:=1+RANDBETWEEN(0; 5)/RANDBETWEEN(1; 100)" office:value-type="float" office:value="1.01176470588235" calcext:value-type="float">
            <text:p>1.01176470588235</text:p>
          </table:table-cell>
          <table:table-cell table:formula="of:=2+RANDBETWEEN(0; 5)/RANDBETWEEN(1; 100)" office:value-type="float" office:value="2.06153846153846" calcext:value-type="float">
            <text:p>2.06153846153846</text:p>
          </table:table-cell>
          <table:table-cell table:formula="of:=3+RANDBETWEEN(0; 5)/RANDBETWEEN(1; 100)" office:value-type="float" office:value="3.03030303030303" calcext:value-type="float">
            <text:p>3.03030303030303</text:p>
          </table:table-cell>
          <table:table-cell table:formula="of:=4+RANDBETWEEN(0; 5)/RANDBETWEEN(1; 100)" office:value-type="float" office:value="4.05882352941176" calcext:value-type="float">
            <text:p>4.05882352941176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33.3" calcext:value-type="float">
            <text:p>33.3</text:p>
          </table:table-cell>
          <table:table-cell office:value-type="date" office:date-value="2019-03-17T23:00:00" calcext:value-type="date">
            <text:p>17/03/19 23:00</text:p>
          </table:table-cell>
          <table:table-cell table:formula="of:=1+RANDBETWEEN(0; 5)/RANDBETWEEN(1; 100)" office:value-type="float" office:value="1.05714285714286" calcext:value-type="float">
            <text:p>1.05714285714286</text:p>
          </table:table-cell>
          <table:table-cell table:formula="of:=2+RANDBETWEEN(0; 5)/RANDBETWEEN(1; 100)" office:value-type="float" office:value="2" calcext:value-type="float">
            <text:p>2</text:p>
          </table:table-cell>
          <table:table-cell table:formula="of:=3+RANDBETWEEN(0; 5)/RANDBETWEEN(1; 100)" office:value-type="float" office:value="3.04444444444444" calcext:value-type="float">
            <text:p>3.04444444444444</text:p>
          </table:table-cell>
          <table:table-cell table:formula="of:=4+RANDBETWEEN(0; 5)/RANDBETWEEN(1; 100)" office:value-type="float" office:value="4.11538461538462" calcext:value-type="float">
            <text:p>4.11538461538462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33.4" calcext:value-type="float">
            <text:p>33.4</text:p>
          </table:table-cell>
          <table:table-cell office:value-type="date" office:date-value="2019-03-18T23:30:00" calcext:value-type="date">
            <text:p>18/03/19 23:30</text:p>
          </table:table-cell>
          <table:table-cell table:formula="of:=1+RANDBETWEEN(0; 5)/RANDBETWEEN(1; 100)" office:value-type="float" office:value="1" calcext:value-type="float">
            <text:p>1</text:p>
          </table:table-cell>
          <table:table-cell table:formula="of:=2+RANDBETWEEN(0; 5)/RANDBETWEEN(1; 100)" office:value-type="float" office:value="2.01428571428571" calcext:value-type="float">
            <text:p>2.01428571428571</text:p>
          </table:table-cell>
          <table:table-cell table:formula="of:=3+RANDBETWEEN(0; 5)/RANDBETWEEN(1; 100)" office:value-type="float" office:value="3.05970149253731" calcext:value-type="float">
            <text:p>3.05970149253731</text:p>
          </table:table-cell>
          <table:table-cell table:formula="of:=4+RANDBETWEEN(0; 5)/RANDBETWEEN(1; 100)"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33.5" calcext:value-type="float">
            <text:p>33.5</text:p>
          </table:table-cell>
          <table:table-cell office:value-type="date" office:date-value="2019-03-20" calcext:value-type="date">
            <text:p>20/03/19 00:00</text:p>
          </table:table-cell>
          <table:table-cell table:formula="of:=1+RANDBETWEEN(0; 5)/RANDBETWEEN(1; 100)" office:value-type="float" office:value="1" calcext:value-type="float">
            <text:p>1</text:p>
          </table:table-cell>
          <table:table-cell table:formula="of:=2+RANDBETWEEN(0; 5)/RANDBETWEEN(1; 100)" office:value-type="float" office:value="2.33333333333333" calcext:value-type="float">
            <text:p>2.33333333333333</text:p>
          </table:table-cell>
          <table:table-cell table:formula="of:=3+RANDBETWEEN(0; 5)/RANDBETWEEN(1; 100)" office:value-type="float" office:value="3.75" calcext:value-type="float">
            <text:p>3.75</text:p>
          </table:table-cell>
          <table:table-cell table:formula="of:=4+RANDBETWEEN(0; 5)/RANDBETWEEN(1; 10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33.6" calcext:value-type="float">
            <text:p>33.6</text:p>
          </table:table-cell>
          <table:table-cell office:value-type="date" office:date-value="2019-03-21T00:30:00" calcext:value-type="date">
            <text:p>21/03/19 00:30</text:p>
          </table:table-cell>
          <table:table-cell table:formula="of:=1+RANDBETWEEN(0; 5)/RANDBETWEEN(1; 100)" office:value-type="float" office:value="1.01449275362319" calcext:value-type="float">
            <text:p>1.01449275362319</text:p>
          </table:table-cell>
          <table:table-cell table:formula="of:=2+RANDBETWEEN(0; 5)/RANDBETWEEN(1; 100)" office:value-type="float" office:value="2.02352941176471" calcext:value-type="float">
            <text:p>2.02352941176471</text:p>
          </table:table-cell>
          <table:table-cell table:formula="of:=3+RANDBETWEEN(0; 5)/RANDBETWEEN(1; 100)" office:value-type="float" office:value="3.01351351351351" calcext:value-type="float">
            <text:p>3.01351351351351</text:p>
          </table:table-cell>
          <table:table-cell table:formula="of:=4+RANDBETWEEN(0; 5)/RANDBETWEEN(1; 100)" office:value-type="float" office:value="4.375" calcext:value-type="float">
            <text:p>4.375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33.7" calcext:value-type="float">
            <text:p>33.7</text:p>
          </table:table-cell>
          <table:table-cell office:value-type="date" office:date-value="2019-03-22T01:00:00" calcext:value-type="date">
            <text:p>22/03/19 01:00</text:p>
          </table:table-cell>
          <table:table-cell table:formula="of:=1+RANDBETWEEN(0; 5)/RANDBETWEEN(1; 100)" office:value-type="float" office:value="1.10344827586207" calcext:value-type="float">
            <text:p>1.10344827586207</text:p>
          </table:table-cell>
          <table:table-cell table:formula="of:=2+RANDBETWEEN(0; 5)/RANDBETWEEN(1; 100)" office:value-type="float" office:value="2.375" calcext:value-type="float">
            <text:p>2.375</text:p>
          </table:table-cell>
          <table:table-cell table:formula="of:=3+RANDBETWEEN(0; 5)/RANDBETWEEN(1; 100)" office:value-type="float" office:value="3.05882352941176" calcext:value-type="float">
            <text:p>3.05882352941176</text:p>
          </table:table-cell>
          <table:table-cell table:formula="of:=4+RANDBETWEEN(0; 5)/RANDBETWEEN(1; 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33.8" calcext:value-type="float">
            <text:p>33.8</text:p>
          </table:table-cell>
          <table:table-cell office:value-type="date" office:date-value="2019-03-23T01:30:00" calcext:value-type="date">
            <text:p>23/03/19 01:30</text:p>
          </table:table-cell>
          <table:table-cell table:formula="of:=1+RANDBETWEEN(0; 5)/RANDBETWEEN(1; 100)" office:value-type="float" office:value="1.03157894736842" calcext:value-type="float">
            <text:p>1.03157894736842</text:p>
          </table:table-cell>
          <table:table-cell table:formula="of:=2+RANDBETWEEN(0; 5)/RANDBETWEEN(1; 100)" office:value-type="float" office:value="2.2" calcext:value-type="float">
            <text:p>2.2</text:p>
          </table:table-cell>
          <table:table-cell table:formula="of:=3+RANDBETWEEN(0; 5)/RANDBETWEEN(1; 100)" office:value-type="float" office:value="3.04651162790698" calcext:value-type="float">
            <text:p>3.04651162790698</text:p>
          </table:table-cell>
          <table:table-cell table:formula="of:=4+RANDBETWEEN(0; 5)/RANDBETWEEN(1; 10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.9" calcext:value-type="float">
            <text:p>33.9</text:p>
          </table:table-cell>
          <table:table-cell office:value-type="date" office:date-value="2019-03-24T02:00:00" calcext:value-type="date">
            <text:p>24/03/19 02:00</text:p>
          </table:table-cell>
          <table:table-cell table:formula="of:=1+RANDBETWEEN(0; 5)/RANDBETWEEN(1; 100)" office:value-type="float" office:value="1" calcext:value-type="float">
            <text:p>1</text:p>
          </table:table-cell>
          <table:table-cell table:formula="of:=2+RANDBETWEEN(0; 5)/RANDBETWEEN(1; 100)" office:value-type="float" office:value="2.18518518518519" calcext:value-type="float">
            <text:p>2.18518518518519</text:p>
          </table:table-cell>
          <table:table-cell table:formula="of:=3+RANDBETWEEN(0; 5)/RANDBETWEEN(1; 100)" office:value-type="float" office:value="3.18181818181818" calcext:value-type="float">
            <text:p>3.18181818181818</text:p>
          </table:table-cell>
          <table:table-cell table:formula="of:=4+RANDBETWEEN(0; 5)/RANDBETWEEN(1; 100)" office:value-type="float" office:value="4.04838709677419" calcext:value-type="float">
            <text:p>4.04838709677419</text:p>
          </table:table-cell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34" calcext:value-type="float">
            <text:p>34</text:p>
          </table:table-cell>
          <table:table-cell office:value-type="date" office:date-value="2019-03-25T02:30:00" calcext:value-type="date">
            <text:p>25/03/19 02:30</text:p>
          </table:table-cell>
          <table:table-cell table:formula="of:=1+RANDBETWEEN(0; 5)/RANDBETWEEN(1; 100)" office:value-type="float" office:value="1.02" calcext:value-type="float">
            <text:p>1.02</text:p>
          </table:table-cell>
          <table:table-cell table:formula="of:=2+RANDBETWEEN(0; 5)/RANDBETWEEN(1; 100)" office:value-type="float" office:value="2.06779661016949" calcext:value-type="float">
            <text:p>2.06779661016949</text:p>
          </table:table-cell>
          <table:table-cell table:formula="of:=3+RANDBETWEEN(0; 5)/RANDBETWEEN(1; 100)" office:value-type="float" office:value="3.11111111111111" calcext:value-type="float">
            <text:p>3.11111111111111</text:p>
          </table:table-cell>
          <table:table-cell table:formula="of:=4+RANDBETWEEN(0; 5)/RANDBETWEEN(1; 100)" office:value-type="float" office:value="4.03448275862069" calcext:value-type="float">
            <text:p>4.03448275862069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34.1" calcext:value-type="float">
            <text:p>34.1</text:p>
          </table:table-cell>
          <table:table-cell office:value-type="date" office:date-value="2019-03-26T03:00:00" calcext:value-type="date">
            <text:p>26/03/19 03:00</text:p>
          </table:table-cell>
          <table:table-cell table:formula="of:=1+RANDBETWEEN(0; 5)/RANDBETWEEN(1; 100)" office:value-type="float" office:value="1.09615384615385" calcext:value-type="float">
            <text:p>1.09615384615385</text:p>
          </table:table-cell>
          <table:table-cell table:formula="of:=2+RANDBETWEEN(0; 5)/RANDBETWEEN(1; 100)" office:value-type="float" office:value="2.06666666666667" calcext:value-type="float">
            <text:p>2.06666666666667</text:p>
          </table:table-cell>
          <table:table-cell table:formula="of:=3+RANDBETWEEN(0; 5)/RANDBETWEEN(1; 100)" office:value-type="float" office:value="3.06521739130435" calcext:value-type="float">
            <text:p>3.06521739130435</text:p>
          </table:table-cell>
          <table:table-cell table:formula="of:=4+RANDBETWEEN(0; 5)/RANDBETWEEN(1; 100)" office:value-type="float" office:value="4.05194805194805" calcext:value-type="float">
            <text:p>4.05194805194805</text:p>
          </table:table-cell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34.2" calcext:value-type="float">
            <text:p>34.2</text:p>
          </table:table-cell>
          <table:table-cell office:value-type="date" office:date-value="2019-03-27T03:30:00" calcext:value-type="date">
            <text:p>27/03/19 03:30</text:p>
          </table:table-cell>
          <table:table-cell table:formula="of:=1+RANDBETWEEN(0; 5)/RANDBETWEEN(1; 100)" office:value-type="float" office:value="1" calcext:value-type="float">
            <text:p>1</text:p>
          </table:table-cell>
          <table:table-cell table:formula="of:=2+RANDBETWEEN(0; 5)/RANDBETWEEN(1; 100)" office:value-type="float" office:value="2.07017543859649" calcext:value-type="float">
            <text:p>2.07017543859649</text:p>
          </table:table-cell>
          <table:table-cell table:formula="of:=3+RANDBETWEEN(0; 5)/RANDBETWEEN(1; 100)" office:value-type="float" office:value="3.01162790697674" calcext:value-type="float">
            <text:p>3.01162790697674</text:p>
          </table:table-cell>
          <table:table-cell table:formula="of:=4+RANDBETWEEN(0; 5)/RANDBETWEEN(1; 100)" office:value-type="float" office:value="4.23809523809524" calcext:value-type="float">
            <text:p>4.23809523809524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34.3" calcext:value-type="float">
            <text:p>34.3</text:p>
          </table:table-cell>
          <table:table-cell office:value-type="date" office:date-value="2019-03-28T04:00:00" calcext:value-type="date">
            <text:p>28/03/19 04:00</text:p>
          </table:table-cell>
          <table:table-cell table:formula="of:=1+RANDBETWEEN(0; 5)/RANDBETWEEN(1; 100)" office:value-type="float" office:value="1.06410256410256" calcext:value-type="float">
            <text:p>1.06410256410256</text:p>
          </table:table-cell>
          <table:table-cell table:formula="of:=2+RANDBETWEEN(0; 5)/RANDBETWEEN(1; 100)" office:value-type="float" office:value="2.06666666666667" calcext:value-type="float">
            <text:p>2.06666666666667</text:p>
          </table:table-cell>
          <table:table-cell table:formula="of:=3+RANDBETWEEN(0; 5)/RANDBETWEEN(1; 100)" office:value-type="float" office:value="3.04347826086957" calcext:value-type="float">
            <text:p>3.04347826086957</text:p>
          </table:table-cell>
          <table:table-cell table:formula="of:=4+RANDBETWEEN(0; 5)/RANDBETWEEN(1; 100)" office:value-type="float" office:value="4.05405405405405" calcext:value-type="float">
            <text:p>4.05405405405405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4.4" calcext:value-type="float">
            <text:p>34.4</text:p>
          </table:table-cell>
          <table:table-cell office:value-type="date" office:date-value="2019-03-29T04:30:00" calcext:value-type="date">
            <text:p>29/03/19 04:30</text:p>
          </table:table-cell>
          <table:table-cell table:formula="of:=1+RANDBETWEEN(0; 5)/RANDBETWEEN(1; 100)" office:value-type="float" office:value="1" calcext:value-type="float">
            <text:p>1</text:p>
          </table:table-cell>
          <table:table-cell table:formula="of:=2+RANDBETWEEN(0; 5)/RANDBETWEEN(1; 100)" office:value-type="float" office:value="2.3" calcext:value-type="float">
            <text:p>2.3</text:p>
          </table:table-cell>
          <table:table-cell table:formula="of:=3+RANDBETWEEN(0; 5)/RANDBETWEEN(1; 100)" office:value-type="float" office:value="3" calcext:value-type="float">
            <text:p>3</text:p>
          </table:table-cell>
          <table:table-cell table:formula="of:=4+RANDBETWEEN(0; 5)/RANDBETWEEN(1; 100)" office:value-type="float" office:value="4.01219512195122" calcext:value-type="float">
            <text:p>4.01219512195122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34.5" calcext:value-type="float">
            <text:p>34.5</text:p>
          </table:table-cell>
          <table:table-cell office:value-type="date" office:date-value="2019-03-30T05:00:00" calcext:value-type="date">
            <text:p>30/03/19 05:00</text:p>
          </table:table-cell>
          <table:table-cell table:formula="of:=1+RANDBETWEEN(0; 5)/RANDBETWEEN(1; 100)" office:value-type="float" office:value="1" calcext:value-type="float">
            <text:p>1</text:p>
          </table:table-cell>
          <table:table-cell table:formula="of:=2+RANDBETWEEN(0; 5)/RANDBETWEEN(1; 100)" office:value-type="float" office:value="3.33333333333333" calcext:value-type="float">
            <text:p>3.33333333333333</text:p>
          </table:table-cell>
          <table:table-cell table:formula="of:=3+RANDBETWEEN(0; 5)/RANDBETWEEN(1; 100)" office:value-type="float" office:value="3.33333333333333" calcext:value-type="float">
            <text:p>3.33333333333333</text:p>
          </table:table-cell>
          <table:table-cell table:formula="of:=4+RANDBETWEEN(0; 5)/RANDBETWEEN(1; 100)" office:value-type="float" office:value="4.06060606060606" calcext:value-type="float">
            <text:p>4.06060606060606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34.6" calcext:value-type="float">
            <text:p>34.6</text:p>
          </table:table-cell>
          <table:table-cell office:value-type="date" office:date-value="2019-03-31T05:30:00" calcext:value-type="date">
            <text:p>31/03/19 05:30</text:p>
          </table:table-cell>
          <table:table-cell table:formula="of:=1+RANDBETWEEN(0; 5)/RANDBETWEEN(1; 100)" office:value-type="float" office:value="1.1025641025641" calcext:value-type="float">
            <text:p>1.1025641025641</text:p>
          </table:table-cell>
          <table:table-cell table:formula="of:=2+RANDBETWEEN(0; 5)/RANDBETWEEN(1; 100)" office:value-type="float" office:value="2.01234567901235" calcext:value-type="float">
            <text:p>2.01234567901235</text:p>
          </table:table-cell>
          <table:table-cell table:formula="of:=3+RANDBETWEEN(0; 5)/RANDBETWEEN(1; 100)" office:value-type="float" office:value="3.06410256410256" calcext:value-type="float">
            <text:p>3.06410256410256</text:p>
          </table:table-cell>
          <table:table-cell table:formula="of:=4+RANDBETWEEN(0; 5)/RANDBETWEEN(1; 100)" office:value-type="float" office:value="4.06153846153846" calcext:value-type="float">
            <text:p>4.06153846153846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34.7" calcext:value-type="float">
            <text:p>34.7</text:p>
          </table:table-cell>
          <table:table-cell office:value-type="date" office:date-value="2019-04-01T06:00:00" calcext:value-type="date">
            <text:p>01/04/19 06:00</text:p>
          </table:table-cell>
          <table:table-cell table:formula="of:=1+RANDBETWEEN(0; 5)/RANDBETWEEN(1; 100)" office:value-type="float" office:value="1" calcext:value-type="float">
            <text:p>1</text:p>
          </table:table-cell>
          <table:table-cell table:formula="of:=2+RANDBETWEEN(0; 5)/RANDBETWEEN(1; 100)" office:value-type="float" office:value="2.04615384615385" calcext:value-type="float">
            <text:p>2.04615384615385</text:p>
          </table:table-cell>
          <table:table-cell table:formula="of:=3+RANDBETWEEN(0; 5)/RANDBETWEEN(1; 100)" office:value-type="float" office:value="3" calcext:value-type="float">
            <text:p>3</text:p>
          </table:table-cell>
          <table:table-cell table:formula="of:=4+RANDBETWEEN(0; 5)/RANDBETWEEN(1; 10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34.8" calcext:value-type="float">
            <text:p>34.8</text:p>
          </table:table-cell>
          <table:table-cell office:value-type="date" office:date-value="2019-04-02T06:30:00" calcext:value-type="date">
            <text:p>02/04/19 06:30</text:p>
          </table:table-cell>
          <table:table-cell table:formula="of:=1+RANDBETWEEN(0; 5)/RANDBETWEEN(1; 100)" office:value-type="float" office:value="1.04761904761905" calcext:value-type="float">
            <text:p>1.04761904761905</text:p>
          </table:table-cell>
          <table:table-cell table:formula="of:=2+RANDBETWEEN(0; 5)/RANDBETWEEN(1; 100)" office:value-type="float" office:value="2.02173913043478" calcext:value-type="float">
            <text:p>2.02173913043478</text:p>
          </table:table-cell>
          <table:table-cell table:formula="of:=3+RANDBETWEEN(0; 5)/RANDBETWEEN(1; 100)" office:value-type="float" office:value="3.04166666666667" calcext:value-type="float">
            <text:p>3.04166666666667</text:p>
          </table:table-cell>
          <table:table-cell table:formula="of:=4+RANDBETWEEN(0; 5)/RANDBETWEEN(1; 100)" office:value-type="float" office:value="4.06521739130435" calcext:value-type="float">
            <text:p>4.065217391304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.9" calcext:value-type="float">
            <text:p>34.9</text:p>
          </table:table-cell>
          <table:table-cell office:value-type="date" office:date-value="2019-04-03T07:00:00" calcext:value-type="date">
            <text:p>03/04/19 07:00</text:p>
          </table:table-cell>
          <table:table-cell table:formula="of:=1+RANDBETWEEN(0; 5)/RANDBETWEEN(1; 100)" office:value-type="float" office:value="1" calcext:value-type="float">
            <text:p>1</text:p>
          </table:table-cell>
          <table:table-cell table:formula="of:=2+RANDBETWEEN(0; 5)/RANDBETWEEN(1; 100)" office:value-type="float" office:value="2.04123711340206" calcext:value-type="float">
            <text:p>2.04123711340206</text:p>
          </table:table-cell>
          <table:table-cell table:formula="of:=3+RANDBETWEEN(0; 5)/RANDBETWEEN(1; 100)" office:value-type="float" office:value="3.06944444444444" calcext:value-type="float">
            <text:p>3.06944444444444</text:p>
          </table:table-cell>
          <table:table-cell table:formula="of:=4+RANDBETWEEN(0; 5)/RANDBETWEEN(1; 100)" office:value-type="float" office:value="4.01428571428571" calcext:value-type="float">
            <text:p>4.01428571428571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35" calcext:value-type="float">
            <text:p>35</text:p>
          </table:table-cell>
          <table:table-cell office:value-type="date" office:date-value="2019-04-04T07:30:00" calcext:value-type="date">
            <text:p>04/04/19 07:30</text:p>
          </table:table-cell>
          <table:table-cell table:formula="of:=1+RANDBETWEEN(0; 5)/RANDBETWEEN(1; 100)" office:value-type="float" office:value="1.078125" calcext:value-type="float">
            <text:p>1.078125</text:p>
          </table:table-cell>
          <table:table-cell table:formula="of:=2+RANDBETWEEN(0; 5)/RANDBETWEEN(1; 100)" office:value-type="float" office:value="2.01075268817204" calcext:value-type="float">
            <text:p>2.01075268817204</text:p>
          </table:table-cell>
          <table:table-cell table:formula="of:=3+RANDBETWEEN(0; 5)/RANDBETWEEN(1; 100)" office:value-type="float" office:value="3.01190476190476" calcext:value-type="float">
            <text:p>3.01190476190476</text:p>
          </table:table-cell>
          <table:table-cell table:formula="of:=4+RANDBETWEEN(0; 5)/RANDBETWEEN(1; 10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35.1" calcext:value-type="float">
            <text:p>35.1</text:p>
          </table:table-cell>
          <table:table-cell office:value-type="date" office:date-value="2019-04-05T08:00:00" calcext:value-type="date">
            <text:p>05/04/19 08:00</text:p>
          </table:table-cell>
          <table:table-cell table:formula="of:=1+RANDBETWEEN(0; 5)/RANDBETWEEN(1; 100)" office:value-type="float" office:value="1.01538461538462" calcext:value-type="float">
            <text:p>1.01538461538462</text:p>
          </table:table-cell>
          <table:table-cell table:formula="of:=2+RANDBETWEEN(0; 5)/RANDBETWEEN(1; 100)" office:value-type="float" office:value="2.03614457831325" calcext:value-type="float">
            <text:p>2.03614457831325</text:p>
          </table:table-cell>
          <table:table-cell table:formula="of:=3+RANDBETWEEN(0; 5)/RANDBETWEEN(1; 100)" office:value-type="float" office:value="3.07142857142857" calcext:value-type="float">
            <text:p>3.07142857142857</text:p>
          </table:table-cell>
          <table:table-cell table:formula="of:=4+RANDBETWEEN(0; 5)/RANDBETWEEN(1; 100)" office:value-type="float" office:value="4.33333333333333" calcext:value-type="float">
            <text:p>4.33333333333333</text:p>
          </table:table-cell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35.2" calcext:value-type="float">
            <text:p>35.2</text:p>
          </table:table-cell>
          <table:table-cell office:value-type="date" office:date-value="2019-04-06T08:30:00" calcext:value-type="date">
            <text:p>06/04/19 08:30</text:p>
          </table:table-cell>
          <table:table-cell table:formula="of:=1+RANDBETWEEN(0; 5)/RANDBETWEEN(1; 100)" office:value-type="float" office:value="1.05882352941176" calcext:value-type="float">
            <text:p>1.05882352941176</text:p>
          </table:table-cell>
          <table:table-cell table:formula="of:=2+RANDBETWEEN(0; 5)/RANDBETWEEN(1; 100)" office:value-type="float" office:value="2.125" calcext:value-type="float">
            <text:p>2.125</text:p>
          </table:table-cell>
          <table:table-cell table:formula="of:=3+RANDBETWEEN(0; 5)/RANDBETWEEN(1; 100)" office:value-type="float" office:value="3.10344827586207" calcext:value-type="float">
            <text:p>3.10344827586207</text:p>
          </table:table-cell>
          <table:table-cell table:formula="of:=4+RANDBETWEEN(0; 5)/RANDBETWEEN(1; 100)" office:value-type="float" office:value="4.01219512195122" calcext:value-type="float">
            <text:p>4.01219512195122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35.3" calcext:value-type="float">
            <text:p>35.3</text:p>
          </table:table-cell>
          <table:table-cell office:value-type="date" office:date-value="2019-04-07T09:00:00" calcext:value-type="date">
            <text:p>07/04/19 09:00</text:p>
          </table:table-cell>
          <table:table-cell table:formula="of:=1+RANDBETWEEN(0; 5)/RANDBETWEEN(1; 100)" office:value-type="float" office:value="1.01234567901235" calcext:value-type="float">
            <text:p>1.01234567901235</text:p>
          </table:table-cell>
          <table:table-cell table:formula="of:=2+RANDBETWEEN(0; 5)/RANDBETWEEN(1; 100)" office:value-type="float" office:value="2.06" calcext:value-type="float">
            <text:p>2.06</text:p>
          </table:table-cell>
          <table:table-cell table:formula="of:=3+RANDBETWEEN(0; 5)/RANDBETWEEN(1; 100)" office:value-type="float" office:value="3" calcext:value-type="float">
            <text:p>3</text:p>
          </table:table-cell>
          <table:table-cell table:formula="of:=4+RANDBETWEEN(0; 5)/RANDBETWEEN(1; 100)" office:value-type="float" office:value="4.08064516129032" calcext:value-type="float">
            <text:p>4.08064516129032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5.4" calcext:value-type="float">
            <text:p>35.4</text:p>
          </table:table-cell>
          <table:table-cell office:value-type="date" office:date-value="2019-04-08T09:30:00" calcext:value-type="date">
            <text:p>08/04/19 09:30</text:p>
          </table:table-cell>
          <table:table-cell table:formula="of:=1+RANDBETWEEN(0; 5)/RANDBETWEEN(1; 100)" office:value-type="float" office:value="1.11538461538462" calcext:value-type="float">
            <text:p>1.11538461538462</text:p>
          </table:table-cell>
          <table:table-cell table:formula="of:=2+RANDBETWEEN(0; 5)/RANDBETWEEN(1; 100)" office:value-type="float" office:value="2.41666666666667" calcext:value-type="float">
            <text:p>2.41666666666667</text:p>
          </table:table-cell>
          <table:table-cell table:formula="of:=3+RANDBETWEEN(0; 5)/RANDBETWEEN(1; 100)" office:value-type="float" office:value="3.07692307692308" calcext:value-type="float">
            <text:p>3.07692307692308</text:p>
          </table:table-cell>
          <table:table-cell table:formula="of:=4+RANDBETWEEN(0; 5)/RANDBETWEEN(1; 10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5.5" calcext:value-type="float">
            <text:p>35.5</text:p>
          </table:table-cell>
          <table:table-cell office:value-type="date" office:date-value="2019-04-09T10:00:00" calcext:value-type="date">
            <text:p>09/04/19 10:00</text:p>
          </table:table-cell>
          <table:table-cell table:formula="of:=1+RANDBETWEEN(0; 5)/RANDBETWEEN(1; 100)" office:value-type="float" office:value="1" calcext:value-type="float">
            <text:p>1</text:p>
          </table:table-cell>
          <table:table-cell table:formula="of:=2+RANDBETWEEN(0; 5)/RANDBETWEEN(1; 100)" office:value-type="float" office:value="2.07843137254902" calcext:value-type="float">
            <text:p>2.07843137254902</text:p>
          </table:table-cell>
          <table:table-cell table:formula="of:=3+RANDBETWEEN(0; 5)/RANDBETWEEN(1; 100)" office:value-type="float" office:value="3.23529411764706" calcext:value-type="float">
            <text:p>3.23529411764706</text:p>
          </table:table-cell>
          <table:table-cell table:formula="of:=4+RANDBETWEEN(0; 5)/RANDBETWEEN(1; 100)" office:value-type="float" office:value="4.18518518518519" calcext:value-type="float">
            <text:p>4.18518518518519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35.6" calcext:value-type="float">
            <text:p>35.6</text:p>
          </table:table-cell>
          <table:table-cell office:value-type="date" office:date-value="2019-04-10T10:30:00" calcext:value-type="date">
            <text:p>10/04/19 10:30</text:p>
          </table:table-cell>
          <table:table-cell table:formula="of:=1+RANDBETWEEN(0; 5)/RANDBETWEEN(1; 100)" office:value-type="float" office:value="1.45454545454545" calcext:value-type="float">
            <text:p>1.45454545454545</text:p>
          </table:table-cell>
          <table:table-cell table:formula="of:=2+RANDBETWEEN(0; 5)/RANDBETWEEN(1; 100)" office:value-type="float" office:value="2.13333333333333" calcext:value-type="float">
            <text:p>2.13333333333333</text:p>
          </table:table-cell>
          <table:table-cell table:formula="of:=3+RANDBETWEEN(0; 5)/RANDBETWEEN(1; 100)" office:value-type="float" office:value="3.04255319148936" calcext:value-type="float">
            <text:p>3.04255319148936</text:p>
          </table:table-cell>
          <table:table-cell table:formula="of:=4+RANDBETWEEN(0; 5)/RANDBETWEEN(1; 100)" office:value-type="float" office:value="4.07042253521127" calcext:value-type="float">
            <text:p>4.07042253521127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35.7" calcext:value-type="float">
            <text:p>35.7</text:p>
          </table:table-cell>
          <table:table-cell office:value-type="date" office:date-value="2019-04-11T11:00:00" calcext:value-type="date">
            <text:p>11/04/19 11:00</text:p>
          </table:table-cell>
          <table:table-cell table:formula="of:=1+RANDBETWEEN(0; 5)/RANDBETWEEN(1; 100)" office:value-type="float" office:value="1.075" calcext:value-type="float">
            <text:p>1.075</text:p>
          </table:table-cell>
          <table:table-cell table:formula="of:=2+RANDBETWEEN(0; 5)/RANDBETWEEN(1; 100)" office:value-type="float" office:value="2" calcext:value-type="float">
            <text:p>2</text:p>
          </table:table-cell>
          <table:table-cell table:formula="of:=3+RANDBETWEEN(0; 5)/RANDBETWEEN(1; 100)" office:value-type="float" office:value="3.2" calcext:value-type="float">
            <text:p>3.2</text:p>
          </table:table-cell>
          <table:table-cell table:formula="of:=4+RANDBETWEEN(0; 5)/RANDBETWEEN(1; 100)" office:value-type="float" office:value="4.29411764705882" calcext:value-type="float">
            <text:p>4.29411764705882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35.8" calcext:value-type="float">
            <text:p>35.8</text:p>
          </table:table-cell>
          <table:table-cell office:value-type="date" office:date-value="2019-04-12T11:30:00" calcext:value-type="date">
            <text:p>12/04/19 11:30</text:p>
          </table:table-cell>
          <table:table-cell table:formula="of:=1+RANDBETWEEN(0; 5)/RANDBETWEEN(1; 100)" office:value-type="float" office:value="1.66666666666667" calcext:value-type="float">
            <text:p>1.66666666666667</text:p>
          </table:table-cell>
          <table:table-cell table:formula="of:=2+RANDBETWEEN(0; 5)/RANDBETWEEN(1; 100)" office:value-type="float" office:value="2.17241379310345" calcext:value-type="float">
            <text:p>2.17241379310345</text:p>
          </table:table-cell>
          <table:table-cell table:formula="of:=3+RANDBETWEEN(0; 5)/RANDBETWEEN(1; 100)" office:value-type="float" office:value="3.07317073170732" calcext:value-type="float">
            <text:p>3.07317073170732</text:p>
          </table:table-cell>
          <table:table-cell table:formula="of:=4+RANDBETWEEN(0; 5)/RANDBETWEEN(1; 10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.9" calcext:value-type="float">
            <text:p>35.9</text:p>
          </table:table-cell>
          <table:table-cell office:value-type="date" office:date-value="2019-04-13T12:00:00" calcext:value-type="date">
            <text:p>13/04/19 12:00</text:p>
          </table:table-cell>
          <table:table-cell table:formula="of:=1+RANDBETWEEN(0; 5)/RANDBETWEEN(1; 100)" office:value-type="float" office:value="1.01587301587302" calcext:value-type="float">
            <text:p>1.01587301587302</text:p>
          </table:table-cell>
          <table:table-cell table:formula="of:=2+RANDBETWEEN(0; 5)/RANDBETWEEN(1; 100)" office:value-type="float" office:value="2.01470588235294" calcext:value-type="float">
            <text:p>2.01470588235294</text:p>
          </table:table-cell>
          <table:table-cell table:formula="of:=3+RANDBETWEEN(0; 5)/RANDBETWEEN(1; 100)" office:value-type="float" office:value="3.01639344262295" calcext:value-type="float">
            <text:p>3.01639344262295</text:p>
          </table:table-cell>
          <table:table-cell table:formula="of:=4+RANDBETWEEN(0; 5)/RANDBETWEEN(1; 100)"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36" calcext:value-type="float">
            <text:p>36</text:p>
          </table:table-cell>
          <table:table-cell office:value-type="date" office:date-value="2019-04-14T12:30:00" calcext:value-type="date">
            <text:p>14/04/19 12:30</text:p>
          </table:table-cell>
          <table:table-cell table:formula="of:=1+RANDBETWEEN(0; 5)/RANDBETWEEN(1; 100)" office:value-type="float" office:value="1" calcext:value-type="float">
            <text:p>1</text:p>
          </table:table-cell>
          <table:table-cell table:formula="of:=2+RANDBETWEEN(0; 5)/RANDBETWEEN(1; 100)" office:value-type="float" office:value="2.04081632653061" calcext:value-type="float">
            <text:p>2.04081632653061</text:p>
          </table:table-cell>
          <table:table-cell table:formula="of:=3+RANDBETWEEN(0; 5)/RANDBETWEEN(1; 100)" office:value-type="float" office:value="3.38461538461538" calcext:value-type="float">
            <text:p>3.38461538461538</text:p>
          </table:table-cell>
          <table:table-cell table:formula="of:=4+RANDBETWEEN(0; 5)/RANDBETWEEN(1; 100)" office:value-type="float" office:value="4.02061855670103" calcext:value-type="float">
            <text:p>4.02061855670103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36.1" calcext:value-type="float">
            <text:p>36.1</text:p>
          </table:table-cell>
          <table:table-cell office:value-type="date" office:date-value="2019-04-15T13:00:00" calcext:value-type="date">
            <text:p>15/04/19 13:00</text:p>
          </table:table-cell>
          <table:table-cell table:formula="of:=1+RANDBETWEEN(0; 5)/RANDBETWEEN(1; 100)" office:value-type="float" office:value="1.06666666666667" calcext:value-type="float">
            <text:p>1.06666666666667</text:p>
          </table:table-cell>
          <table:table-cell table:formula="of:=2+RANDBETWEEN(0; 5)/RANDBETWEEN(1; 100)" office:value-type="float" office:value="2.66666666666667" calcext:value-type="float">
            <text:p>2.66666666666667</text:p>
          </table:table-cell>
          <table:table-cell table:formula="of:=3+RANDBETWEEN(0; 5)/RANDBETWEEN(1; 100)" office:value-type="float" office:value="7" calcext:value-type="float">
            <text:p>7</text:p>
          </table:table-cell>
          <table:table-cell table:formula="of:=4+RANDBETWEEN(0; 5)/RANDBETWEEN(1; 10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36.2" calcext:value-type="float">
            <text:p>36.2</text:p>
          </table:table-cell>
          <table:table-cell office:value-type="date" office:date-value="2019-04-16T13:30:00" calcext:value-type="date">
            <text:p>16/04/19 13:30</text:p>
          </table:table-cell>
          <table:table-cell table:formula="of:=1+RANDBETWEEN(0; 5)/RANDBETWEEN(1; 100)" office:value-type="float" office:value="1.03296703296703" calcext:value-type="float">
            <text:p>1.03296703296703</text:p>
          </table:table-cell>
          <table:table-cell table:formula="of:=2+RANDBETWEEN(0; 5)/RANDBETWEEN(1; 100)" office:value-type="float" office:value="2.06060606060606" calcext:value-type="float">
            <text:p>2.06060606060606</text:p>
          </table:table-cell>
          <table:table-cell table:formula="of:=3+RANDBETWEEN(0; 5)/RANDBETWEEN(1; 100)" office:value-type="float" office:value="3.04081632653061" calcext:value-type="float">
            <text:p>3.04081632653061</text:p>
          </table:table-cell>
          <table:table-cell table:formula="of:=4+RANDBETWEEN(0; 5)/RANDBETWEEN(1; 100)" office:value-type="float" office:value="4.0377358490566" calcext:value-type="float">
            <text:p>4.0377358490566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36.3" calcext:value-type="float">
            <text:p>36.3</text:p>
          </table:table-cell>
          <table:table-cell office:value-type="date" office:date-value="2019-04-17T14:00:00" calcext:value-type="date">
            <text:p>17/04/19 14:00</text:p>
          </table:table-cell>
          <table:table-cell table:formula="of:=1+RANDBETWEEN(0; 5)/RANDBETWEEN(1; 100)" office:value-type="float" office:value="1.07936507936508" calcext:value-type="float">
            <text:p>1.07936507936508</text:p>
          </table:table-cell>
          <table:table-cell table:formula="of:=2+RANDBETWEEN(0; 5)/RANDBETWEEN(1; 100)" office:value-type="float" office:value="2" calcext:value-type="float">
            <text:p>2</text:p>
          </table:table-cell>
          <table:table-cell table:formula="of:=3+RANDBETWEEN(0; 5)/RANDBETWEEN(1; 100)" office:value-type="float" office:value="3" calcext:value-type="float">
            <text:p>3</text:p>
          </table:table-cell>
          <table:table-cell table:formula="of:=4+RANDBETWEEN(0; 5)/RANDBETWEEN(1; 100)" office:value-type="float" office:value="4.04347826086957" calcext:value-type="float">
            <text:p>4.04347826086957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6.4" calcext:value-type="float">
            <text:p>36.4</text:p>
          </table:table-cell>
          <table:table-cell office:value-type="date" office:date-value="2019-04-18T14:30:00" calcext:value-type="date">
            <text:p>18/04/19 14:30</text:p>
          </table:table-cell>
          <table:table-cell table:formula="of:=1+RANDBETWEEN(0; 5)/RANDBETWEEN(1; 100)" office:value-type="float" office:value="1.04347826086957" calcext:value-type="float">
            <text:p>1.04347826086957</text:p>
          </table:table-cell>
          <table:table-cell table:formula="of:=2+RANDBETWEEN(0; 5)/RANDBETWEEN(1; 100)" office:value-type="float" office:value="2.03076923076923" calcext:value-type="float">
            <text:p>2.03076923076923</text:p>
          </table:table-cell>
          <table:table-cell table:formula="of:=3+RANDBETWEEN(0; 5)/RANDBETWEEN(1; 100)" office:value-type="float" office:value="4" calcext:value-type="float">
            <text:p>4</text:p>
          </table:table-cell>
          <table:table-cell table:formula="of:=4+RANDBETWEEN(0; 5)/RANDBETWEEN(1; 100)" office:value-type="float" office:value="4.01538461538462" calcext:value-type="float">
            <text:p>4.01538461538462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36.5" calcext:value-type="float">
            <text:p>36.5</text:p>
          </table:table-cell>
          <table:table-cell office:value-type="date" office:date-value="2019-04-19T15:00:00" calcext:value-type="date">
            <text:p>19/04/19 15:00</text:p>
          </table:table-cell>
          <table:table-cell table:formula="of:=1+RANDBETWEEN(0; 5)/RANDBETWEEN(1; 100)" office:value-type="float" office:value="1.05063291139241" calcext:value-type="float">
            <text:p>1.05063291139241</text:p>
          </table:table-cell>
          <table:table-cell table:formula="of:=2+RANDBETWEEN(0; 5)/RANDBETWEEN(1; 100)" office:value-type="float" office:value="2" calcext:value-type="float">
            <text:p>2</text:p>
          </table:table-cell>
          <table:table-cell table:formula="of:=3+RANDBETWEEN(0; 5)/RANDBETWEEN(1; 100)" office:value-type="float" office:value="3.14285714285714" calcext:value-type="float">
            <text:p>3.14285714285714</text:p>
          </table:table-cell>
          <table:table-cell table:formula="of:=4+RANDBETWEEN(0; 5)/RANDBETWEEN(1; 100)" office:value-type="float" office:value="4.66666666666667" calcext:value-type="float">
            <text:p>4.66666666666667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36.6" calcext:value-type="float">
            <text:p>36.6</text:p>
          </table:table-cell>
          <table:table-cell office:value-type="date" office:date-value="2019-04-20T15:30:00" calcext:value-type="date">
            <text:p>20/04/19 15:30</text:p>
          </table:table-cell>
          <table:table-cell table:formula="of:=1+RANDBETWEEN(0; 5)/RANDBETWEEN(1; 100)" office:value-type="float" office:value="1.08510638297872" calcext:value-type="float">
            <text:p>1.08510638297872</text:p>
          </table:table-cell>
          <table:table-cell table:formula="of:=2+RANDBETWEEN(0; 5)/RANDBETWEEN(1; 100)" office:value-type="float" office:value="2" calcext:value-type="float">
            <text:p>2</text:p>
          </table:table-cell>
          <table:table-cell table:formula="of:=3+RANDBETWEEN(0; 5)/RANDBETWEEN(1; 100)" office:value-type="float" office:value="3.8" calcext:value-type="float">
            <text:p>3.8</text:p>
          </table:table-cell>
          <table:table-cell table:formula="of:=4+RANDBETWEEN(0; 5)/RANDBETWEEN(1; 100)" office:value-type="float" office:value="4.07142857142857" calcext:value-type="float">
            <text:p>4.07142857142857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36.7" calcext:value-type="float">
            <text:p>36.7</text:p>
          </table:table-cell>
          <table:table-cell office:value-type="date" office:date-value="2019-04-21T16:00:00" calcext:value-type="date">
            <text:p>21/04/19 16:00</text:p>
          </table:table-cell>
          <table:table-cell table:formula="of:=1+RANDBETWEEN(0; 5)/RANDBETWEEN(1; 100)" office:value-type="float" office:value="1.07142857142857" calcext:value-type="float">
            <text:p>1.07142857142857</text:p>
          </table:table-cell>
          <table:table-cell table:formula="of:=2+RANDBETWEEN(0; 5)/RANDBETWEEN(1; 100)" office:value-type="float" office:value="4" calcext:value-type="float">
            <text:p>4</text:p>
          </table:table-cell>
          <table:table-cell table:formula="of:=3+RANDBETWEEN(0; 5)/RANDBETWEEN(1; 100)" office:value-type="float" office:value="3.03333333333333" calcext:value-type="float">
            <text:p>3.03333333333333</text:p>
          </table:table-cell>
          <table:table-cell table:formula="of:=4+RANDBETWEEN(0; 5)/RANDBETWEEN(1; 100)" office:value-type="float" office:value="4.30769230769231" calcext:value-type="float">
            <text:p>4.30769230769231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36.8" calcext:value-type="float">
            <text:p>36.8</text:p>
          </table:table-cell>
          <table:table-cell office:value-type="date" office:date-value="2019-04-22T16:30:00" calcext:value-type="date">
            <text:p>22/04/19 16:30</text:p>
          </table:table-cell>
          <table:table-cell table:formula="of:=1+RANDBETWEEN(0; 5)/RANDBETWEEN(1; 100)" office:value-type="float" office:value="1.02702702702703" calcext:value-type="float">
            <text:p>1.02702702702703</text:p>
          </table:table-cell>
          <table:table-cell table:formula="of:=2+RANDBETWEEN(0; 5)/RANDBETWEEN(1; 100)" office:value-type="float" office:value="2.02597402597403" calcext:value-type="float">
            <text:p>2.02597402597403</text:p>
          </table:table-cell>
          <table:table-cell table:formula="of:=3+RANDBETWEEN(0; 5)/RANDBETWEEN(1; 100)" office:value-type="float" office:value="3.13888888888889" calcext:value-type="float">
            <text:p>3.13888888888889</text:p>
          </table:table-cell>
          <table:table-cell table:formula="of:=4+RANDBETWEEN(0; 5)/RANDBETWEEN(1; 100)" office:value-type="float" office:value="4.03370786516854" calcext:value-type="float">
            <text:p>4.0337078651685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.9" calcext:value-type="float">
            <text:p>36.9</text:p>
          </table:table-cell>
          <table:table-cell office:value-type="date" office:date-value="2019-04-23T17:00:00" calcext:value-type="date">
            <text:p>23/04/19 17:00</text:p>
          </table:table-cell>
          <table:table-cell table:formula="of:=1+RANDBETWEEN(0; 5)/RANDBETWEEN(1; 100)" office:value-type="float" office:value="1" calcext:value-type="float">
            <text:p>1</text:p>
          </table:table-cell>
          <table:table-cell table:formula="of:=2+RANDBETWEEN(0; 5)/RANDBETWEEN(1; 100)" office:value-type="float" office:value="2.0327868852459" calcext:value-type="float">
            <text:p>2.0327868852459</text:p>
          </table:table-cell>
          <table:table-cell table:formula="of:=3+RANDBETWEEN(0; 5)/RANDBETWEEN(1; 100)" office:value-type="float" office:value="3" calcext:value-type="float">
            <text:p>3</text:p>
          </table:table-cell>
          <table:table-cell table:formula="of:=4+RANDBETWEEN(0; 5)/RANDBETWEEN(1; 100)" office:value-type="float" office:value="4.07894736842105" calcext:value-type="float">
            <text:p>4.07894736842105</text:p>
          </table:table-cell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37" calcext:value-type="float">
            <text:p>37</text:p>
          </table:table-cell>
          <table:table-cell office:value-type="date" office:date-value="2019-04-24T17:30:00" calcext:value-type="date">
            <text:p>24/04/19 17:30</text:p>
          </table:table-cell>
          <table:table-cell table:formula="of:=1+RANDBETWEEN(0; 5)/RANDBETWEEN(1; 100)" office:value-type="float" office:value="1.11538461538462" calcext:value-type="float">
            <text:p>1.11538461538462</text:p>
          </table:table-cell>
          <table:table-cell table:formula="of:=2+RANDBETWEEN(0; 5)/RANDBETWEEN(1; 100)" office:value-type="float" office:value="2.07575757575758" calcext:value-type="float">
            <text:p>2.07575757575758</text:p>
          </table:table-cell>
          <table:table-cell table:formula="of:=3+RANDBETWEEN(0; 5)/RANDBETWEEN(1; 100)" office:value-type="float" office:value="3.0625" calcext:value-type="float">
            <text:p>3.0625</text:p>
          </table:table-cell>
          <table:table-cell table:formula="of:=4+RANDBETWEEN(0; 5)/RANDBETWEEN(1; 100)" office:value-type="float" office:value="4.05128205128205" calcext:value-type="float">
            <text:p>4.051282051282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lef" svg:font-family="Alef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Tahoma" style:language-asian="zh" style:country-asian="CN" style:font-name-complex="Alef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rl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rl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/00/0000</text:date>, <text:time style:data-style-name="N2" text:time-value="15:22:47.5123990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5:58:03.123175291</meta:creation-date>
    <dc:date>2019-05-15T15:23:24.231320417</dc:date>
    <meta:editing-duration>PT32M47S</meta:editing-duration>
    <meta:editing-cycles>8</meta:editing-cycles>
    <meta:generator>LibreOffice/6.2.3.2$Linux_X86_64 LibreOffice_project/20$Build-2</meta:generator>
    <meta:document-statistic meta:table-count="1" meta:cell-count="581" meta:object-count="0"/>
  </office:meta>
</office:document-meta>
</file>